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5" style:family="table">
      <style:table-properties style:width="17cm" table:align="margins"/>
    </style:style>
    <style:style style:name="Table15.A" style:family="table-column">
      <style:table-column-properties style:column-width="2.792cm" style:rel-column-width="10763*"/>
    </style:style>
    <style:style style:name="Table15.B" style:family="table-column">
      <style:table-column-properties style:column-width="2.618cm" style:rel-column-width="10090*"/>
    </style:style>
    <style:style style:name="Table15.C" style:family="table-column">
      <style:table-column-properties style:column-width="7.34cm" style:rel-column-width="28293*"/>
    </style:style>
    <style:style style:name="Table15.D" style:family="table-column">
      <style:table-column-properties style:column-width="4.251cm" style:rel-column-width="16389*"/>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 style:family="table">
      <style:table-properties style:width="18.309cm" fo:margin-left="0cm" table:align="left"/>
    </style:style>
    <style:style style:name="Table1.A" style:family="table-column">
      <style:table-column-properties style:column-width="3.704cm"/>
    </style:style>
    <style:style style:name="Table1.B" style:family="table-column">
      <style:table-column-properties style:column-width="14.6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8.309cm" fo:margin-left="0cm" table:align="left"/>
    </style:style>
    <style:style style:name="Table3.A" style:family="table-column">
      <style:table-column-properties style:column-width="3.704cm"/>
    </style:style>
    <style:style style:name="Table3.B" style:family="table-column">
      <style:table-column-properties style:column-width="14.60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8.309cm" fo:margin-left="0cm" table:align="left"/>
    </style:style>
    <style:style style:name="Table4.A" style:family="table-column">
      <style:table-column-properties style:column-width="3.704cm"/>
    </style:style>
    <style:style style:name="Table4.B" style:family="table-column">
      <style:table-column-properties style:column-width="14.60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8.309cm" fo:margin-left="0cm" table:align="left"/>
    </style:style>
    <style:style style:name="Table5.A" style:family="table-column">
      <style:table-column-properties style:column-width="3.704cm"/>
    </style:style>
    <style:style style:name="Table5.B" style:family="table-column">
      <style:table-column-properties style:column-width="14.60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1" style:family="table">
      <style:table-properties style:width="18.309cm" fo:margin-left="0cm" table:align="left"/>
    </style:style>
    <style:style style:name="Table11.A" style:family="table-column">
      <style:table-column-properties style:column-width="3.704cm"/>
    </style:style>
    <style:style style:name="Table11.B" style:family="table-column">
      <style:table-column-properties style:column-width="14.60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493cm"/>
    </style:style>
    <style:style style:name="Table2.B" style:family="table-column">
      <style:table-column-properties style:column-width="13.5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3.493cm"/>
    </style:style>
    <style:style style:name="Table6.B" style:family="table-column">
      <style:table-column-properties style:column-width="13.5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3.493cm"/>
    </style:style>
    <style:style style:name="Table7.B" style:family="table-column">
      <style:table-column-properties style:column-width="13.5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3.493cm"/>
    </style:style>
    <style:style style:name="Table8.B" style:family="table-column">
      <style:table-column-properties style:column-width="13.5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3.493cm"/>
    </style:style>
    <style:style style:name="Table9.B" style:family="table-column">
      <style:table-column-properties style:column-width="13.52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493cm"/>
    </style:style>
    <style:style style:name="Table10.B" style:family="table-column">
      <style:table-column-properties style:column-width="13.52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493cm"/>
    </style:style>
    <style:style style:name="Table13.B" style:family="table-column">
      <style:table-column-properties style:column-width="13.52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2485ede" officeooo:paragraph-rsid="02485ede"/>
    </style:style>
    <style:style style:name="P2" style:family="paragraph" style:parent-style-name="Header">
      <style:text-properties officeooo:rsid="024452ff" officeooo:paragraph-rsid="024452ff"/>
    </style:style>
    <style:style style:name="P3" style:family="paragraph" style:parent-style-name="Footer">
      <style:text-properties fo:font-size="10pt" officeooo:rsid="001f5ab2" officeooo:paragraph-rsid="0071f2eb" style:font-size-asian="10pt" style:font-size-complex="10pt"/>
    </style:style>
    <style:style style:name="P4" style:family="paragraph" style:parent-style-name="Standard">
      <style:text-properties officeooo:rsid="0017f251" officeooo:paragraph-rsid="0017f251"/>
    </style:style>
    <style:style style:name="P5" style:family="paragraph" style:parent-style-name="Standard">
      <style:text-properties officeooo:rsid="0017f251" officeooo:paragraph-rsid="001c642a"/>
    </style:style>
    <style:style style:name="P6" style:family="paragraph" style:parent-style-name="Standard">
      <style:text-properties officeooo:rsid="001b3aaf" officeooo:paragraph-rsid="001b3aaf"/>
    </style:style>
    <style:style style:name="P7" style:family="paragraph" style:parent-style-name="Standard">
      <style:text-properties fo:font-size="16pt" fo:font-weight="bold" officeooo:rsid="0021f366" officeooo:paragraph-rsid="0035ef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32pt" officeooo:rsid="001382b0" officeooo:paragraph-rsid="0035ef04" style:font-size-asian="32pt" style:font-size-complex="32pt"/>
    </style:style>
    <style:style style:name="P9" style:family="paragraph" style:parent-style-name="Standard">
      <style:paragraph-properties fo:text-align="center" style:justify-single-word="false"/>
      <style:text-properties officeooo:rsid="001382b0" officeooo:paragraph-rsid="0035ef04"/>
    </style:style>
    <style:style style:name="P10" style:family="paragraph" style:parent-style-name="Standard">
      <style:paragraph-properties fo:text-align="center" style:justify-single-word="false"/>
      <style:text-properties fo:font-size="14pt" officeooo:rsid="001382b0" officeooo:paragraph-rsid="0035ef04" style:font-size-asian="14pt" style:font-size-complex="14pt"/>
    </style:style>
    <style:style style:name="P11" style:family="paragraph" style:parent-style-name="Standard">
      <style:text-properties officeooo:rsid="002d6d47" officeooo:paragraph-rsid="0035ef04"/>
    </style:style>
    <style:style style:name="P12" style:family="paragraph" style:parent-style-name="Standard">
      <style:text-properties fo:font-size="18pt" officeooo:rsid="002d6d47" officeooo:paragraph-rsid="0035ef04"/>
    </style:style>
    <style:style style:name="P13" style:family="paragraph" style:parent-style-name="Standard">
      <style:text-properties officeooo:rsid="009d3167" officeooo:paragraph-rsid="009d3167"/>
    </style:style>
    <style:style style:name="P14" style:family="paragraph" style:parent-style-name="Standard">
      <style:text-properties officeooo:rsid="0099d03a" officeooo:paragraph-rsid="012d9ac0"/>
    </style:style>
    <style:style style:name="P15" style:family="paragraph" style:parent-style-name="Standard">
      <style:text-properties officeooo:rsid="0183c4b1" officeooo:paragraph-rsid="017d6170"/>
    </style:style>
    <style:style style:name="P16" style:family="paragraph" style:parent-style-name="Standard">
      <style:text-properties officeooo:rsid="01ac3b83" officeooo:paragraph-rsid="01ac3b83"/>
    </style:style>
    <style:style style:name="P17" style:family="paragraph" style:parent-style-name="Standard">
      <style:text-properties officeooo:rsid="01ac3b83" officeooo:paragraph-rsid="01ad8767"/>
    </style:style>
    <style:style style:name="P18" style:family="paragraph" style:parent-style-name="Standard">
      <style:text-properties officeooo:rsid="01ac3b83" officeooo:paragraph-rsid="01dafd2e"/>
    </style:style>
    <style:style style:name="P19" style:family="paragraph" style:parent-style-name="Standard">
      <style:text-properties officeooo:rsid="001c642a" officeooo:paragraph-rsid="001c642a"/>
    </style:style>
    <style:style style:name="P20" style:family="paragraph" style:parent-style-name="Standard">
      <style:text-properties officeooo:rsid="001c642a" officeooo:paragraph-rsid="01ad8767"/>
    </style:style>
    <style:style style:name="P21" style:family="paragraph" style:parent-style-name="Standard">
      <style:text-properties officeooo:rsid="001c642a" officeooo:paragraph-rsid="01dafd2e"/>
    </style:style>
    <style:style style:name="P22" style:family="paragraph" style:parent-style-name="Standard">
      <style:text-properties officeooo:rsid="014b6ee1" officeooo:paragraph-rsid="016ddeae"/>
    </style:style>
    <style:style style:name="P23" style:family="paragraph" style:parent-style-name="Standard">
      <style:text-properties officeooo:rsid="0161b96e" officeooo:paragraph-rsid="0161b96e"/>
    </style:style>
    <style:style style:name="P24" style:family="paragraph" style:parent-style-name="Standard">
      <style:text-properties officeooo:paragraph-rsid="001c642a"/>
    </style:style>
    <style:style style:name="P25" style:family="paragraph" style:parent-style-name="Heading">
      <style:paragraph-properties fo:text-align="center" style:justify-single-word="false"/>
      <style:text-properties fo:font-size="20pt" officeooo:paragraph-rsid="0035ef04" style:font-size-asian="20pt" style:font-size-complex="20pt"/>
    </style:style>
    <style:style style:name="P26" style:family="paragraph" style:parent-style-name="Text_20_body">
      <style:text-properties fo:font-weight="bold" officeooo:rsid="0153409d" officeooo:paragraph-rsid="0153409d" style:font-weight-asian="bold" style:font-weight-complex="bold"/>
    </style:style>
    <style:style style:name="P27" style:family="paragraph" style:parent-style-name="Text_20_body">
      <style:text-properties officeooo:rsid="01828108" officeooo:paragraph-rsid="01906da1"/>
    </style:style>
    <style:style style:name="P28" style:family="paragraph" style:parent-style-name="Text_20_body">
      <style:text-properties fo:color="#000000" style:font-name="Liberation Serif" fo:font-size="12pt" officeooo:rsid="00e07564" officeooo:paragraph-rsid="01c704da" style:font-size-asian="12pt" style:font-size-complex="12pt"/>
    </style:style>
    <style:style style:name="P29" style:family="paragraph" style:parent-style-name="Text_20_body">
      <style:text-properties fo:color="#000000" style:font-name="Liberation Serif" fo:font-size="12pt" officeooo:rsid="00e07564" officeooo:paragraph-rsid="020e697a" style:font-size-asian="12pt" style:font-size-complex="12pt"/>
    </style:style>
    <style:style style:name="P30" style:family="paragraph" style:parent-style-name="Text_20_body">
      <style:text-properties fo:color="#000000" style:font-name="Liberation Serif" fo:font-size="12pt" officeooo:rsid="00e07564" officeooo:paragraph-rsid="02102d6e" style:font-size-asian="12pt" style:font-size-complex="12pt"/>
    </style:style>
    <style:style style:name="P31" style:family="paragraph" style:parent-style-name="Text_20_body">
      <style:text-properties fo:color="#000000" style:font-name="Liberation Serif" fo:font-size="12pt" officeooo:rsid="00e07564" officeooo:paragraph-rsid="0211fccb" style:font-size-asian="12pt" style:font-size-complex="12pt"/>
    </style:style>
    <style:style style:name="P32" style:family="paragraph" style:parent-style-name="Text_20_body">
      <style:text-properties fo:color="#000000" style:font-name="Liberation Serif" fo:font-size="12pt" officeooo:rsid="00e07564" officeooo:paragraph-rsid="0212662a" style:font-size-asian="12pt" style:font-size-complex="12pt"/>
    </style:style>
    <style:style style:name="P33" style:family="paragraph" style:parent-style-name="Text_20_body">
      <style:text-properties fo:color="#000000" style:font-name="Liberation Serif" fo:font-size="12pt" officeooo:rsid="00e07564" officeooo:paragraph-rsid="0213b72c" style:font-size-asian="12pt" style:font-size-complex="12pt"/>
    </style:style>
    <style:style style:name="P34" style:family="paragraph" style:parent-style-name="Text_20_body">
      <style:text-properties fo:color="#000000" style:font-name="Liberation Serif" fo:font-size="12pt" officeooo:rsid="00e07564" officeooo:paragraph-rsid="02628c69" style:font-size-asian="12pt" style:font-size-complex="12pt"/>
    </style:style>
    <style:style style:name="P35" style:family="paragraph" style:parent-style-name="Text_20_body">
      <style:text-properties fo:color="#000000" style:font-name="Liberation Serif" fo:font-size="12pt" officeooo:paragraph-rsid="02158178"/>
    </style:style>
    <style:style style:name="P36" style:family="paragraph" style:parent-style-name="Text_20_body">
      <style:text-properties fo:color="#000000" style:font-name="DejaVu Sans Mono" fo:font-size="9pt" officeooo:rsid="01712eb1" officeooo:paragraph-rsid="01c3df4e" fo:background-color="#e4e4ff"/>
    </style:style>
    <style:style style:name="P37" style:family="paragraph" style:parent-style-name="Text_20_body">
      <style:text-properties officeooo:rsid="0125372b" officeooo:paragraph-rsid="01be9161"/>
    </style:style>
    <style:style style:name="P38" style:family="paragraph" style:parent-style-name="Text_20_body">
      <style:text-properties style:font-name="Liberation Serif" fo:font-size="12pt" officeooo:paragraph-rsid="01be9161" style:font-size-asian="12pt" style:font-size-complex="12pt"/>
    </style:style>
    <style:style style:name="P39" style:family="paragraph" style:parent-style-name="Text_20_body">
      <style:text-properties style:font-name="Liberation Serif" fo:font-size="12pt" fo:font-weight="normal" officeooo:paragraph-rsid="01be9161" style:font-size-asian="12pt" style:font-weight-asian="normal" style:font-size-complex="12pt" style:font-weight-complex="normal"/>
    </style:style>
    <style:style style:name="P40" style:family="paragraph" style:parent-style-name="Text_20_body">
      <style:text-properties fo:font-variant="normal" fo:text-transform="none" fo:color="#000000" style:font-name="Liberation Serif" fo:font-size="12pt" fo:letter-spacing="normal" fo:font-style="normal" fo:font-weight="normal" officeooo:rsid="0126583d" officeooo:paragraph-rsid="01be9161" style:font-size-asian="12pt" style:font-weight-asian="normal" style:font-size-complex="12pt" style:font-weight-complex="normal"/>
    </style:style>
    <style:style style:name="P41" style:family="paragraph" style:parent-style-name="Text_20_body">
      <style:text-properties fo:font-variant="normal" fo:text-transform="none" fo:color="#000000" style:font-name="Liberation Serif" fo:font-size="12pt" fo:letter-spacing="normal" fo:font-style="normal" fo:font-weight="normal" officeooo:rsid="01c3df4e" officeooo:paragraph-rsid="01be9161" style:font-size-asian="12pt" style:font-weight-asian="normal" style:font-size-complex="12pt" style:font-weight-complex="normal"/>
    </style:style>
    <style:style style:name="P42" style:family="paragraph" style:parent-style-name="Text_20_body">
      <style:text-properties fo:font-variant="normal" fo:text-transform="none" fo:color="#000000" style:font-name="Liberation Serif" fo:font-size="12pt" fo:letter-spacing="normal" fo:font-style="normal" fo:font-weight="normal" officeooo:rsid="01c3df4e" officeooo:paragraph-rsid="01c1317a" style:font-size-asian="12pt" style:font-weight-asian="normal" style:font-size-complex="12pt" style:font-weight-complex="normal"/>
    </style:style>
    <style:style style:name="P43" style:family="paragraph" style:parent-style-name="Text_20_body">
      <style:text-properties fo:font-variant="normal" fo:text-transform="none" fo:color="#000000" style:font-name="Liberation Serif" fo:font-size="12pt" fo:letter-spacing="normal" fo:font-style="normal" fo:font-weight="normal" officeooo:rsid="01c3df4e" officeooo:paragraph-rsid="01d754ae" style:font-size-asian="12pt" style:font-weight-asian="normal" style:font-size-complex="12pt" style:font-weight-complex="normal"/>
    </style:style>
    <style:style style:name="P44" style:family="paragraph" style:parent-style-name="Text_20_body">
      <style:text-properties fo:font-variant="normal" fo:text-transform="none" fo:color="#000000" style:font-name="Liberation Serif" fo:font-size="12pt" fo:letter-spacing="normal" fo:font-style="normal" fo:font-weight="normal" officeooo:rsid="01c3df4e" officeooo:paragraph-rsid="01d8ba6a" style:font-size-asian="12pt" style:font-weight-asian="normal" style:font-size-complex="12pt" style:font-weight-complex="normal"/>
    </style:style>
    <style:style style:name="P45" style:family="paragraph" style:parent-style-name="Text_20_body">
      <style:text-properties fo:font-variant="normal" fo:text-transform="none" fo:color="#000000" style:font-name="Liberation Serif" fo:font-size="12pt" fo:letter-spacing="normal" fo:font-style="normal" fo:font-weight="normal" officeooo:rsid="01c3df4e" officeooo:paragraph-rsid="01c3df4e" style:font-size-asian="12pt" style:font-weight-asian="normal" style:font-size-complex="12pt" style:font-weight-complex="normal"/>
    </style:style>
    <style:style style:name="P46" style:family="paragraph" style:parent-style-name="Text_20_body">
      <style:text-properties fo:font-variant="normal" fo:text-transform="none" fo:color="#000000" style:font-name="Liberation Serif" fo:font-size="12pt" fo:letter-spacing="normal" fo:font-style="normal" fo:font-weight="normal" officeooo:rsid="01c3df4e" officeooo:paragraph-rsid="01c1bad0" fo:background-color="transparent" style:font-size-asian="12pt" style:font-weight-asian="normal" style:font-size-complex="12pt" style:font-weight-complex="normal"/>
    </style:style>
    <style:style style:name="P47" style:family="paragraph" style:parent-style-name="Text_20_body">
      <style:text-properties fo:font-variant="normal" fo:text-transform="none" fo:color="#000000" style:font-name="Liberation Serif" fo:font-size="12pt" fo:letter-spacing="normal" fo:font-style="normal" fo:font-weight="normal" officeooo:rsid="01c3df4e" officeooo:paragraph-rsid="01d754ae" fo:background-color="transparent" style:font-size-asian="12pt" style:font-weight-asian="normal" style:font-size-complex="12pt" style:font-weight-complex="normal"/>
    </style:style>
    <style:style style:name="P48" style:family="paragraph" style:parent-style-name="Text_20_body">
      <style:text-properties fo:font-variant="normal" fo:text-transform="none" fo:color="#000000" style:font-name="Liberation Serif" fo:font-size="12pt" fo:letter-spacing="normal" fo:font-style="normal" fo:font-weight="normal" officeooo:rsid="01c3df4e" officeooo:paragraph-rsid="01c704da" fo:background-color="transparent" style:font-size-asian="12pt" style:font-weight-asian="normal" style:font-size-complex="12pt" style:font-weight-complex="normal"/>
    </style:style>
    <style:style style:name="P49" style:family="paragraph" style:parent-style-name="Text_20_body">
      <style:text-properties fo:font-variant="normal" fo:text-transform="none" fo:color="#000000" style:font-name="Liberation Serif" fo:font-size="12pt" fo:letter-spacing="normal" fo:font-style="normal" fo:font-weight="normal" officeooo:rsid="01c3df4e" officeooo:paragraph-rsid="025f86f6" fo:background-color="transparent" style:font-size-asian="12pt" style:font-weight-asian="normal" style:font-size-complex="12pt" style:font-weight-complex="normal"/>
    </style:style>
    <style:style style:name="P50" style:family="paragraph" style:parent-style-name="Text_20_body">
      <style:text-properties officeooo:paragraph-rsid="01be9161"/>
    </style:style>
    <style:style style:name="P51" style:family="paragraph" style:parent-style-name="Text_20_body">
      <style:text-properties officeooo:paragraph-rsid="01c1317a"/>
    </style:style>
    <style:style style:name="P52" style:family="paragraph" style:parent-style-name="Table_20_Contents">
      <style:text-properties officeooo:rsid="001b3aaf" officeooo:paragraph-rsid="001b3aaf"/>
    </style:style>
    <style:style style:name="P53" style:family="paragraph" style:parent-style-name="Table_20_Contents">
      <style:text-properties officeooo:rsid="001b3aaf" officeooo:paragraph-rsid="001c642a"/>
    </style:style>
    <style:style style:name="P54" style:family="paragraph" style:parent-style-name="Table_20_Contents">
      <style:text-properties officeooo:rsid="001b3aaf" officeooo:paragraph-rsid="018ab01c"/>
    </style:style>
    <style:style style:name="P55" style:family="paragraph" style:parent-style-name="Table_20_Contents">
      <style:text-properties officeooo:rsid="001b3aaf" officeooo:paragraph-rsid="0170ced4"/>
    </style:style>
    <style:style style:name="P56" style:family="paragraph" style:parent-style-name="Table_20_Contents">
      <style:text-properties officeooo:rsid="001b3aaf" officeooo:paragraph-rsid="01ad8767"/>
    </style:style>
    <style:style style:name="P57" style:family="paragraph" style:parent-style-name="Table_20_Contents">
      <style:text-properties officeooo:rsid="001b3aaf" officeooo:paragraph-rsid="01cecabf"/>
    </style:style>
    <style:style style:name="P58" style:family="paragraph" style:parent-style-name="Table_20_Contents">
      <style:text-properties officeooo:rsid="001b3aaf" officeooo:paragraph-rsid="01dafd2e"/>
    </style:style>
    <style:style style:name="P59" style:family="paragraph" style:parent-style-name="Table_20_Contents">
      <style:text-properties officeooo:rsid="001e1a8b" officeooo:paragraph-rsid="001e1a8b"/>
    </style:style>
    <style:style style:name="P60" style:family="paragraph" style:parent-style-name="Table_20_Contents">
      <style:text-properties officeooo:rsid="00200071" officeooo:paragraph-rsid="00200071"/>
    </style:style>
    <style:style style:name="P61" style:family="paragraph" style:parent-style-name="Table_20_Contents">
      <style:text-properties officeooo:rsid="00200071" officeooo:paragraph-rsid="01ad8767"/>
    </style:style>
    <style:style style:name="P62" style:family="paragraph" style:parent-style-name="Table_20_Contents">
      <style:text-properties officeooo:rsid="00200071" officeooo:paragraph-rsid="01dafd2e"/>
    </style:style>
    <style:style style:name="P63" style:family="paragraph" style:parent-style-name="Table_20_Contents">
      <style:text-properties fo:font-weight="bold" officeooo:rsid="002d6d47" officeooo:paragraph-rsid="0035ef04" style:font-weight-asian="bold" style:font-weight-complex="bold"/>
    </style:style>
    <style:style style:name="P64" style:family="paragraph" style:parent-style-name="Table_20_Contents">
      <style:text-properties fo:font-weight="bold" officeooo:rsid="024b4b04" officeooo:paragraph-rsid="024b4b04" style:font-weight-asian="bold" style:font-weight-complex="bold"/>
    </style:style>
    <style:style style:name="P65" style:family="paragraph" style:parent-style-name="Table_20_Contents">
      <style:text-properties officeooo:rsid="002d6d47" officeooo:paragraph-rsid="0035ef04"/>
    </style:style>
    <style:style style:name="P66" style:family="paragraph" style:parent-style-name="Table_20_Contents">
      <style:text-properties officeooo:paragraph-rsid="0035ef04"/>
    </style:style>
    <style:style style:name="P67" style:family="paragraph" style:parent-style-name="Table_20_Contents">
      <style:text-properties officeooo:rsid="0078e5fe" officeooo:paragraph-rsid="0078e5fe"/>
    </style:style>
    <style:style style:name="P68" style:family="paragraph" style:parent-style-name="Table_20_Contents">
      <style:text-properties officeooo:rsid="007f54e1" officeooo:paragraph-rsid="007f54e1"/>
    </style:style>
    <style:style style:name="P69" style:family="paragraph" style:parent-style-name="Table_20_Contents">
      <style:text-properties officeooo:rsid="007f54e1" officeooo:paragraph-rsid="016001bb"/>
    </style:style>
    <style:style style:name="P70" style:family="paragraph" style:parent-style-name="Table_20_Contents">
      <style:text-properties officeooo:rsid="012d9ac0" officeooo:paragraph-rsid="012d9ac0"/>
    </style:style>
    <style:style style:name="P71" style:family="paragraph" style:parent-style-name="Table_20_Contents">
      <style:text-properties officeooo:rsid="014edd6b" officeooo:paragraph-rsid="014edd6b"/>
    </style:style>
    <style:style style:name="P72" style:family="paragraph" style:parent-style-name="Table_20_Contents">
      <style:text-properties officeooo:rsid="0161b96e" officeooo:paragraph-rsid="0161b96e"/>
    </style:style>
    <style:style style:name="P73" style:family="paragraph" style:parent-style-name="Table_20_Contents">
      <style:text-properties officeooo:rsid="016c3635" officeooo:paragraph-rsid="016c3635"/>
    </style:style>
    <style:style style:name="P74" style:family="paragraph" style:parent-style-name="Table_20_Contents">
      <style:text-properties officeooo:rsid="003ccb98" officeooo:paragraph-rsid="017057d1"/>
    </style:style>
    <style:style style:name="P75" style:family="paragraph" style:parent-style-name="Table_20_Contents">
      <style:text-properties officeooo:rsid="003ccb98" officeooo:paragraph-rsid="001c642a"/>
    </style:style>
    <style:style style:name="P76" style:family="paragraph" style:parent-style-name="Table_20_Contents">
      <style:text-properties officeooo:rsid="003ccb98" officeooo:paragraph-rsid="01ad8767"/>
    </style:style>
    <style:style style:name="P77" style:family="paragraph" style:parent-style-name="Table_20_Contents">
      <style:text-properties officeooo:rsid="003ccb98" officeooo:paragraph-rsid="01dafd2e"/>
    </style:style>
    <style:style style:name="P78" style:family="paragraph" style:parent-style-name="Table_20_Contents">
      <style:text-properties fo:font-size="10pt" officeooo:rsid="01a6882e" officeooo:paragraph-rsid="01a6882e" style:font-size-asian="10pt" style:font-size-complex="10pt"/>
    </style:style>
    <style:style style:name="P79" style:family="paragraph" style:parent-style-name="Table_20_Contents">
      <style:text-properties fo:font-size="12pt" officeooo:rsid="0166e455" officeooo:paragraph-rsid="01a6882e" style:font-size-asian="12pt" style:font-size-complex="12pt"/>
    </style:style>
    <style:style style:name="P80" style:family="paragraph" style:parent-style-name="Table_20_Contents">
      <style:text-properties fo:font-size="12pt" officeooo:rsid="0166e455" officeooo:paragraph-rsid="01cd634e" style:font-size-asian="12pt" style:font-size-complex="12pt"/>
    </style:style>
    <style:style style:name="P81" style:family="paragraph" style:parent-style-name="Table_20_Contents">
      <style:text-properties fo:font-size="12pt" officeooo:rsid="0166e455" officeooo:paragraph-rsid="01d7a89a" style:font-size-asian="12pt" style:font-size-complex="12pt"/>
    </style:style>
    <style:style style:name="P82" style:family="paragraph" style:parent-style-name="Table_20_Contents">
      <style:text-properties fo:font-size="12pt" officeooo:rsid="0166e455" officeooo:paragraph-rsid="01e961c9" style:font-size-asian="12pt" style:font-size-complex="12pt"/>
    </style:style>
    <style:style style:name="P83" style:family="paragraph" style:parent-style-name="Table_20_Contents">
      <style:text-properties fo:font-size="12pt" officeooo:rsid="0166e455" officeooo:paragraph-rsid="022dce8e" style:font-size-asian="12pt" style:font-size-complex="12pt"/>
    </style:style>
    <style:style style:name="P84" style:family="paragraph" style:parent-style-name="Table_20_Contents">
      <style:text-properties fo:font-size="12pt" officeooo:rsid="01a6882e" officeooo:paragraph-rsid="01a6882e" style:font-size-asian="12pt" style:font-size-complex="12pt"/>
    </style:style>
    <style:style style:name="P85" style:family="paragraph" style:parent-style-name="Table_20_Contents">
      <style:text-properties fo:font-size="12pt" officeooo:rsid="01a6882e" officeooo:paragraph-rsid="01d7a89a" style:font-size-asian="12pt" style:font-size-complex="12pt"/>
    </style:style>
    <style:style style:name="P86" style:family="paragraph" style:parent-style-name="Table_20_Contents">
      <style:text-properties fo:font-size="12pt" officeooo:rsid="01a6882e" officeooo:paragraph-rsid="022dce8e" style:font-size-asian="12pt" style:font-size-complex="12pt"/>
    </style:style>
    <style:style style:name="P87" style:family="paragraph" style:parent-style-name="Table_20_Contents">
      <style:text-properties fo:font-size="12pt" officeooo:rsid="01b9a475" officeooo:paragraph-rsid="01b9a475" style:font-size-asian="12pt" style:font-size-complex="12pt"/>
    </style:style>
    <style:style style:name="P88" style:family="paragraph" style:parent-style-name="Table_20_Contents">
      <style:text-properties fo:font-size="12pt" officeooo:rsid="01bb7f47" officeooo:paragraph-rsid="01bb7f47" style:font-size-asian="12pt" style:font-size-complex="12pt"/>
    </style:style>
    <style:style style:name="P89" style:family="paragraph" style:parent-style-name="Table_20_Contents">
      <style:text-properties fo:font-size="12pt" officeooo:rsid="00e07564" officeooo:paragraph-rsid="01be9161" style:font-size-asian="12pt" style:font-size-complex="12pt"/>
    </style:style>
    <style:style style:name="P90" style:family="paragraph" style:parent-style-name="Table_20_Contents">
      <style:text-properties fo:font-size="12pt" officeooo:rsid="00e07564" officeooo:paragraph-rsid="01c1317a" style:font-size-asian="12pt" style:font-size-complex="12pt"/>
    </style:style>
    <style:style style:name="P91" style:family="paragraph" style:parent-style-name="Table_20_Contents">
      <style:text-properties fo:font-size="12pt" officeooo:rsid="00e07564" officeooo:paragraph-rsid="01c1bad0" style:font-size-asian="12pt" style:font-size-complex="12pt"/>
    </style:style>
    <style:style style:name="P92" style:family="paragraph" style:parent-style-name="Table_20_Contents">
      <style:text-properties fo:font-size="12pt" officeooo:rsid="00e07564" officeooo:paragraph-rsid="01c3df4e" style:font-size-asian="12pt" style:font-size-complex="12pt"/>
    </style:style>
    <style:style style:name="P93" style:family="paragraph" style:parent-style-name="Table_20_Contents">
      <style:text-properties fo:font-size="12pt" officeooo:rsid="00e07564" officeooo:paragraph-rsid="01c704da" style:font-size-asian="12pt" style:font-size-complex="12pt"/>
    </style:style>
    <style:style style:name="P94" style:family="paragraph" style:parent-style-name="Table_20_Contents">
      <style:text-properties fo:font-size="12pt" officeooo:rsid="00e07564" officeooo:paragraph-rsid="02628c69" style:font-size-asian="12pt" style:font-size-complex="12pt"/>
    </style:style>
    <style:style style:name="P95" style:family="paragraph" style:parent-style-name="Table_20_Contents">
      <style:text-properties fo:font-size="12pt" officeooo:rsid="01c85c7e" officeooo:paragraph-rsid="01c85c7e" style:font-size-asian="12pt" style:font-size-complex="12pt"/>
    </style:style>
    <style:style style:name="P96" style:family="paragraph" style:parent-style-name="Table_20_Contents">
      <style:text-properties fo:font-size="12pt" officeooo:rsid="01d51205" officeooo:paragraph-rsid="01d51205" style:font-size-asian="12pt" style:font-size-complex="12pt"/>
    </style:style>
    <style:style style:name="P97" style:family="paragraph" style:parent-style-name="Table_20_Contents">
      <style:text-properties fo:font-size="12pt" officeooo:rsid="01d6217f" officeooo:paragraph-rsid="01d6217f" style:font-size-asian="12pt" style:font-size-complex="12pt"/>
    </style:style>
    <style:style style:name="P98" style:family="paragraph" style:parent-style-name="Table_20_Contents">
      <style:text-properties fo:font-size="12pt" officeooo:rsid="01d754ae" officeooo:paragraph-rsid="01d754ae" style:font-size-asian="12pt" style:font-size-complex="12pt"/>
    </style:style>
    <style:style style:name="P99" style:family="paragraph" style:parent-style-name="Table_20_Contents">
      <style:text-properties fo:font-size="12pt" officeooo:rsid="01d754ae" officeooo:paragraph-rsid="01f462c1" style:font-size-asian="12pt" style:font-size-complex="12pt"/>
    </style:style>
    <style:style style:name="P100" style:family="paragraph" style:parent-style-name="Table_20_Contents">
      <style:text-properties fo:font-size="12pt" officeooo:rsid="01d754ae" officeooo:paragraph-rsid="01f55743" style:font-size-asian="12pt" style:font-size-complex="12pt"/>
    </style:style>
    <style:style style:name="P101" style:family="paragraph" style:parent-style-name="Table_20_Contents">
      <style:text-properties fo:font-size="12pt" officeooo:rsid="01d754ae" officeooo:paragraph-rsid="02628c69" style:font-size-asian="12pt" style:font-size-complex="12pt"/>
    </style:style>
    <style:style style:name="P102" style:family="paragraph" style:parent-style-name="Table_20_Contents">
      <style:text-properties fo:font-size="12pt" officeooo:rsid="01d7a89a" officeooo:paragraph-rsid="01ed2051" style:font-size-asian="12pt" style:font-size-complex="12pt"/>
    </style:style>
    <style:style style:name="P103" style:family="paragraph" style:parent-style-name="Table_20_Contents">
      <style:text-properties fo:font-size="12pt" officeooo:rsid="01d8ba6a" officeooo:paragraph-rsid="01f1d4a8" style:font-size-asian="12pt" style:font-size-complex="12pt"/>
    </style:style>
    <style:style style:name="P104" style:family="paragraph" style:parent-style-name="Table_20_Contents">
      <style:text-properties fo:font-size="12pt" officeooo:rsid="01d8ba6a" officeooo:paragraph-rsid="01f6dbbe" style:font-size-asian="12pt" style:font-size-complex="12pt"/>
    </style:style>
    <style:style style:name="P105" style:family="paragraph" style:parent-style-name="Table_20_Contents">
      <style:text-properties fo:font-size="12pt" officeooo:rsid="01d8ba6a" officeooo:paragraph-rsid="01f7b4b3" style:font-size-asian="12pt" style:font-size-complex="12pt"/>
    </style:style>
    <style:style style:name="P106" style:family="paragraph" style:parent-style-name="Table_20_Contents">
      <style:text-properties fo:font-size="12pt" officeooo:rsid="0266b218" officeooo:paragraph-rsid="0266b218" style:font-size-asian="12pt" style:font-size-complex="12pt"/>
    </style:style>
    <style:style style:name="P107" style:family="paragraph" style:parent-style-name="Table_20_Contents">
      <style:text-properties officeooo:rsid="01aadf31" officeooo:paragraph-rsid="01aadf31"/>
    </style:style>
    <style:style style:name="P108" style:family="paragraph" style:parent-style-name="Table_20_Contents">
      <style:text-properties officeooo:rsid="01aadf31" officeooo:paragraph-rsid="01dc495a"/>
    </style:style>
    <style:style style:name="P109" style:family="paragraph" style:parent-style-name="Table_20_Contents">
      <style:text-properties officeooo:rsid="0170ced4" officeooo:paragraph-rsid="0170ced4"/>
    </style:style>
    <style:style style:name="P110" style:family="paragraph" style:parent-style-name="Table_20_Contents">
      <style:text-properties officeooo:rsid="0170ced4" officeooo:paragraph-rsid="01ad8767"/>
    </style:style>
    <style:style style:name="P111" style:family="paragraph" style:parent-style-name="Table_20_Contents">
      <style:text-properties officeooo:rsid="0170ced4" officeooo:paragraph-rsid="0225c2d0"/>
    </style:style>
    <style:style style:name="P112" style:family="paragraph" style:parent-style-name="Table_20_Contents">
      <style:text-properties officeooo:rsid="0170ced4" officeooo:paragraph-rsid="022613fc"/>
    </style:style>
    <style:style style:name="P113" style:family="paragraph" style:parent-style-name="Table_20_Contents">
      <style:text-properties fo:font-variant="normal" fo:text-transform="none" fo:color="#000000" style:font-name="Liberation Serif" fo:font-size="12pt" fo:letter-spacing="normal" fo:font-style="normal" fo:font-weight="normal" officeooo:rsid="00e26862" officeooo:paragraph-rsid="01c1317a" style:font-size-asian="12pt" style:font-weight-asian="normal" style:font-size-complex="12pt" style:font-weight-complex="normal"/>
    </style:style>
    <style:style style:name="P114" style:family="paragraph" style:parent-style-name="Table_20_Contents">
      <style:text-properties fo:font-variant="normal" fo:text-transform="none" fo:color="#000000" style:font-name="Liberation Serif" fo:font-size="12pt" fo:letter-spacing="normal" fo:font-style="normal" fo:font-weight="normal" officeooo:rsid="01d8ba6a" officeooo:paragraph-rsid="01f6dbbe" style:font-size-asian="12pt" style:font-weight-asian="normal" style:font-size-complex="12pt" style:font-weight-complex="normal"/>
    </style:style>
    <style:style style:name="P115" style:family="paragraph" style:parent-style-name="Table_20_Contents">
      <style:text-properties fo:font-variant="normal" fo:text-transform="none" fo:color="#000000" style:font-name="Liberation Serif" fo:font-size="12pt" fo:letter-spacing="normal" fo:font-style="normal" fo:font-weight="normal" officeooo:rsid="01c3df4e" officeooo:paragraph-rsid="01c3df4e" fo:background-color="transparent" style:font-size-asian="12pt" style:font-weight-asian="normal" style:font-size-complex="12pt" style:font-weight-complex="normal"/>
    </style:style>
    <style:style style:name="P116" style:family="paragraph" style:parent-style-name="Table_20_Contents">
      <style:text-properties fo:font-variant="normal" fo:text-transform="none" fo:color="#000000" style:font-name="Liberation Serif" fo:font-size="12pt" fo:letter-spacing="normal" fo:font-style="normal" fo:font-weight="normal" officeooo:rsid="01c3df4e" officeooo:paragraph-rsid="01c704da" fo:background-color="transparent" style:font-size-asian="12pt" style:font-weight-asian="normal" style:font-size-complex="12pt" style:font-weight-complex="normal"/>
    </style:style>
    <style:style style:name="P117" style:family="paragraph" style:parent-style-name="Table_20_Contents">
      <style:text-properties fo:font-variant="normal" fo:text-transform="none" fo:color="#000000" style:font-name="Liberation Serif" fo:font-size="12pt" fo:letter-spacing="normal" fo:font-style="normal" fo:font-weight="normal" officeooo:rsid="01c3df4e" officeooo:paragraph-rsid="026aa923" fo:background-color="transparent" style:font-size-asian="12pt" style:font-weight-asian="normal" style:font-size-complex="12pt" style:font-weight-complex="normal"/>
    </style:style>
    <style:style style:name="P118" style:family="paragraph" style:parent-style-name="Table_20_Contents">
      <style:text-properties fo:font-variant="normal" fo:text-transform="none" fo:color="#000000" style:font-name="Liberation Serif" fo:font-size="12pt" fo:letter-spacing="normal" fo:font-style="normal" fo:font-weight="normal" officeooo:rsid="01ed2051" officeooo:paragraph-rsid="01ed2051" fo:background-color="transparent" style:font-size-asian="12pt" style:font-weight-asian="normal" style:font-size-complex="12pt" style:font-weight-complex="normal"/>
    </style:style>
    <style:style style:name="P119" style:family="paragraph" style:parent-style-name="Table_20_Contents">
      <style:text-properties fo:font-variant="normal" fo:text-transform="none" fo:color="#000000" style:font-name="Liberation Serif" fo:font-size="12pt" fo:letter-spacing="normal" fo:font-style="normal" fo:font-weight="normal" officeooo:rsid="01d8ba6a" officeooo:paragraph-rsid="01f1d4a8" fo:background-color="transparent" style:font-size-asian="12pt" style:font-weight-asian="normal" style:font-size-complex="12pt" style:font-weight-complex="normal"/>
    </style:style>
    <style:style style:name="P120" style:family="paragraph" style:parent-style-name="Table_20_Contents">
      <style:text-properties officeooo:rsid="01d754ae" officeooo:paragraph-rsid="01d754ae"/>
    </style:style>
    <style:style style:name="P121" style:family="paragraph" style:parent-style-name="Table_20_Contents">
      <style:text-properties officeooo:rsid="01db73ba" officeooo:paragraph-rsid="01db73ba"/>
    </style:style>
    <style:style style:name="P122" style:family="paragraph" style:parent-style-name="Table_20_Contents">
      <style:text-properties officeooo:rsid="01db73ba" officeooo:paragraph-rsid="0202199c"/>
    </style:style>
    <style:style style:name="P123" style:family="paragraph" style:parent-style-name="Table_20_Contents">
      <style:text-properties officeooo:rsid="01db73ba" officeooo:paragraph-rsid="0203b6ce"/>
    </style:style>
    <style:style style:name="P124" style:family="paragraph" style:parent-style-name="Table_20_Contents">
      <style:text-properties officeooo:rsid="0229529e" officeooo:paragraph-rsid="0229529e"/>
    </style:style>
    <style:style style:name="P125" style:family="paragraph" style:parent-style-name="Table_20_Contents">
      <style:text-properties officeooo:rsid="0229529e" officeooo:paragraph-rsid="022dbba9"/>
    </style:style>
    <style:style style:name="P126" style:family="paragraph" style:parent-style-name="Table_20_Contents">
      <style:text-properties officeooo:rsid="024889ae" officeooo:paragraph-rsid="024889ae"/>
    </style:style>
    <style:style style:name="P127" style:family="paragraph" style:parent-style-name="Text_20_body">
      <style:paragraph-properties fo:margin-top="0cm" fo:margin-bottom="0.499cm" style:contextual-spacing="false" fo:background-color="#ffffff">
        <style:background-image/>
      </style:paragraph-properties>
      <style:text-properties fo:color="#000000" style:font-name="Liberation Serif" fo:font-size="12pt" fo:font-weight="normal" officeooo:rsid="01c1bad0" officeooo:paragraph-rsid="01c1bad0" style:font-size-asian="12pt" style:font-weight-asian="normal" style:font-size-complex="12pt" style:font-weight-complex="normal"/>
    </style:style>
    <style:style style:name="P128" style:family="paragraph" style:parent-style-name="Text_20_body">
      <style:paragraph-properties fo:margin-top="0cm" fo:margin-bottom="0.499cm" style:contextual-spacing="false" fo:background-color="#ffffff">
        <style:background-image/>
      </style:paragraph-properties>
      <style:text-properties fo:color="#000000" style:font-name="Liberation Serif" fo:font-size="12pt" fo:font-weight="normal" officeooo:rsid="01c3df4e" officeooo:paragraph-rsid="01c3df4e" style:font-size-asian="12pt" style:font-weight-asian="normal" style:font-size-complex="12pt" style:font-weight-complex="normal"/>
    </style:style>
    <style:style style:name="P129" style:family="paragraph" style:parent-style-name="Text_20_body">
      <style:paragraph-properties fo:margin-top="0cm" fo:margin-bottom="0.499cm" style:contextual-spacing="false" fo:background-color="#ffffff">
        <style:background-image/>
      </style:paragraph-properties>
      <style:text-properties fo:color="#000000" style:font-name="Liberation Serif" fo:font-size="12pt" fo:font-weight="normal" officeooo:rsid="01c3df4e" officeooo:paragraph-rsid="02628c69" style:font-size-asian="12pt" style:font-weight-asian="normal" style:font-size-complex="12pt" style:font-weight-complex="normal"/>
    </style:style>
    <style:style style:name="P130" style:family="paragraph" style:parent-style-name="Text_20_body">
      <style:paragraph-properties fo:margin-top="0cm" fo:margin-bottom="0.499cm" style:contextual-spacing="false" fo:background-color="#ffffff">
        <style:background-image/>
      </style:paragraph-properties>
      <style:text-properties fo:font-variant="normal" fo:text-transform="none" fo:color="#000000" style:font-name="Liberation Serif" fo:font-size="12pt" fo:letter-spacing="normal" fo:font-style="normal" fo:font-weight="normal" officeooo:rsid="00e26862" officeooo:paragraph-rsid="01bf88de" style:font-size-asian="12pt" style:font-weight-asian="normal" style:font-size-complex="12pt" style:font-weight-complex="normal"/>
    </style:style>
    <style:style style:name="P131" style:family="paragraph" style:parent-style-name="Text_20_body">
      <style:paragraph-properties fo:margin-top="0cm" fo:margin-bottom="0.499cm" style:contextual-spacing="false" fo:background-color="#ffffff">
        <style:background-image/>
      </style:paragraph-properties>
      <style:text-properties fo:font-variant="normal" fo:text-transform="none" fo:color="#000000" style:font-name="Liberation Serif" fo:font-size="12pt" fo:letter-spacing="normal" fo:font-style="normal" fo:font-weight="normal" officeooo:rsid="00e26862" officeooo:paragraph-rsid="01c1317a" style:font-size-asian="12pt" style:font-weight-asian="normal" style:font-size-complex="12pt" style:font-weight-complex="normal"/>
    </style:style>
    <style:style style:name="P132" style:family="paragraph" style:parent-style-name="Text_20_body">
      <style:paragraph-properties fo:margin-top="0cm" fo:margin-bottom="0.499cm" style:contextual-spacing="false" fo:background-color="#ffffff">
        <style:background-image/>
      </style:paragraph-properties>
      <style:text-properties fo:font-variant="normal" fo:text-transform="none" fo:color="#000000" style:font-name="Liberation Serif" fo:font-size="12pt" fo:letter-spacing="normal" fo:font-style="normal" fo:font-weight="normal" officeooo:rsid="01c85c7e" officeooo:paragraph-rsid="01c85c7e" style:font-size-asian="12pt" style:font-weight-asian="normal" style:font-size-complex="12pt" style:font-weight-complex="normal"/>
    </style:style>
    <style:style style:name="P133" style:family="paragraph" style:parent-style-name="Text_20_body">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1c3df4e" officeooo:paragraph-rsid="01d6217f" style:font-size-asian="12pt" style:font-weight-asian="normal" style:font-size-complex="12pt" style:font-weight-complex="normal"/>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Text_20_body" style:list-style-name="L1">
      <style:text-properties officeooo:rsid="01907d0d" officeooo:paragraph-rsid="01482877"/>
    </style:style>
    <style:style style:name="P137" style:family="paragraph" style:parent-style-name="Text_20_body" style:list-style-name="L1">
      <style:text-properties officeooo:rsid="01907d0d" officeooo:paragraph-rsid="00db19c7"/>
    </style:style>
    <style:style style:name="P138" style:family="paragraph" style:parent-style-name="Text_20_body" style:list-style-name="L1">
      <style:text-properties officeooo:rsid="013f4f5e" officeooo:paragraph-rsid="013f4f5e"/>
    </style:style>
    <style:style style:name="P139" style:family="paragraph" style:parent-style-name="Text_20_body" style:list-style-name="L1">
      <style:text-properties officeooo:rsid="0153409d" officeooo:paragraph-rsid="0153409d"/>
    </style:style>
    <style:style style:name="P140" style:family="paragraph" style:parent-style-name="Text_20_body" style:list-style-name="L1">
      <style:text-properties officeooo:rsid="0156d6f3" officeooo:paragraph-rsid="01579598"/>
    </style:style>
    <style:style style:name="P141" style:family="paragraph" style:parent-style-name="Text_20_body" style:list-style-name="L1">
      <style:text-properties officeooo:rsid="01579598" officeooo:paragraph-rsid="01579598"/>
    </style:style>
    <style:style style:name="P142" style:family="paragraph" style:parent-style-name="Text_20_body" style:list-style-name="L1">
      <style:text-properties officeooo:rsid="023486f9" officeooo:paragraph-rsid="0255f920"/>
    </style:style>
    <style:style style:name="P143" style:family="paragraph" style:parent-style-name="Text_20_body" style:list-style-name="L1">
      <style:text-properties officeooo:rsid="023486f9" officeooo:paragraph-rsid="023486f9"/>
    </style:style>
    <style:style style:name="P144" style:family="paragraph" style:parent-style-name="Text_20_body" style:list-style-name="L1">
      <style:text-properties officeooo:rsid="01591294" officeooo:paragraph-rsid="01b4f691"/>
    </style:style>
    <style:style style:name="P145" style:family="paragraph" style:parent-style-name="Text_20_body" style:list-style-name="L1">
      <style:text-properties officeooo:rsid="015e454a" officeooo:paragraph-rsid="015e454a"/>
    </style:style>
    <style:style style:name="P146" style:family="paragraph" style:parent-style-name="Text_20_body">
      <style:text-properties fo:color="#000000" style:font-name="Liberation Sans" fo:font-size="16.1000003814697pt" fo:font-weight="bold" officeooo:rsid="02611659" officeooo:paragraph-rsid="02628c69" fo:background-color="#e4e4ff" style:font-name-asian="Droid Sans Fallback" style:font-size-asian="16.1000003814697pt" style:font-weight-asian="bold" style:font-name-complex="FreeSans" style:font-size-complex="16.1000003814697pt" style:font-weight-complex="bold"/>
    </style:style>
    <style:style style:name="P147" style:family="paragraph" style:parent-style-name="Heading_20_2">
      <style:text-properties officeooo:rsid="012f4ed0" officeooo:paragraph-rsid="012f4ed0"/>
    </style:style>
    <style:style style:name="P148" style:family="paragraph" style:parent-style-name="Heading_20_2">
      <style:text-properties officeooo:rsid="01482877" officeooo:paragraph-rsid="016cf9a8"/>
    </style:style>
    <style:style style:name="P149" style:family="paragraph" style:parent-style-name="Heading_20_2">
      <style:text-properties officeooo:paragraph-rsid="01dafd2e"/>
    </style:style>
    <style:style style:name="P150" style:family="paragraph" style:parent-style-name="Heading_20_2">
      <style:paragraph-properties fo:break-before="page"/>
    </style:style>
    <style:style style:name="P151" style:family="paragraph" style:parent-style-name="Heading_20_2">
      <style:paragraph-properties fo:break-before="page"/>
      <style:text-properties officeooo:rsid="01482877" officeooo:paragraph-rsid="01482877"/>
    </style:style>
    <style:style style:name="P152" style:family="paragraph" style:parent-style-name="Heading_20_2">
      <style:paragraph-properties fo:break-before="page"/>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P153" style:family="paragraph" style:parent-style-name="Heading_20_2">
      <style:paragraph-properties fo:break-before="page"/>
      <style:text-properties style:font-name="Liberation Sans" fo:font-size="16.1000003814697pt" fo:font-weight="bold" officeooo:rsid="01bf88de" style:font-name-asian="Droid Sans Fallback" style:font-size-asian="16.1000003814697pt" style:font-weight-asian="bold" style:font-name-complex="FreeSans" style:font-size-complex="16.1000003814697pt" style:font-weight-complex="bold"/>
    </style:style>
    <style:style style:name="P154" style:family="paragraph" style:parent-style-name="Heading_20_2">
      <style:paragraph-properties fo:break-before="page"/>
      <style:text-properties style:font-name="Liberation Sans" fo:font-size="16.1000003814697pt" fo:font-weight="bold" officeooo:paragraph-rsid="02628c69" style:font-name-asian="Droid Sans Fallback" style:font-size-asian="16.1000003814697pt" style:font-weight-asian="bold" style:font-name-complex="FreeSans" style:font-size-complex="16.1000003814697pt" style:font-weight-complex="bold"/>
    </style:style>
    <style:style style:name="P155" style:family="paragraph" style:parent-style-name="Heading_20_2">
      <style:paragraph-properties fo:break-before="page"/>
      <style:text-properties style:font-name="Liberation Sans" fo:font-size="16.1000003814697pt" fo:font-weight="bold" officeooo:rsid="01c1317a" style:font-size-asian="16.1000003814697pt" style:font-weight-asian="bold" style:font-size-complex="16.1000003814697pt" style:font-weight-complex="bold"/>
    </style:style>
    <style:style style:name="P156" style:family="paragraph" style:parent-style-name="Heading_20_2">
      <style:paragraph-properties fo:break-before="page"/>
      <style:text-properties style:font-name="Liberation Sans" fo:font-size="16.1000003814697pt" fo:font-weight="bold" officeooo:rsid="01c3df4e" style:font-size-asian="16.1000003814697pt" style:font-weight-asian="bold" style:font-size-complex="16.1000003814697pt" style:font-weight-complex="bold"/>
    </style:style>
    <style:style style:name="P157" style:family="paragraph" style:parent-style-name="Standard">
      <style:text-properties fo:font-size="18pt" officeooo:rsid="002d6d47" officeooo:paragraph-rsid="0035ef04"/>
    </style:style>
    <style:style style:name="P158" style:family="paragraph" style:parent-style-name="Heading_20_1">
      <style:text-properties officeooo:paragraph-rsid="01be9161"/>
    </style:style>
    <style:style style:name="P159" style:family="paragraph" style:parent-style-name="Heading_20_1">
      <style:paragraph-properties fo:break-before="page"/>
      <style:text-properties officeooo:paragraph-rsid="01753dea"/>
    </style:style>
    <style:style style:name="P160" style:family="paragraph" style:parent-style-name="Table_20_Contents" style:list-style-name="L1">
      <style:text-properties fo:font-size="12pt" officeooo:rsid="01b9a475" officeooo:paragraph-rsid="01bb7f47" style:font-size-asian="12pt" style:font-size-complex="12pt"/>
    </style:style>
    <style:style style:name="P161" style:family="paragraph" style:parent-style-name="Table_20_Contents" style:list-style-name="L1">
      <style:text-properties fo:font-size="12pt" officeooo:rsid="01bb7f47" officeooo:paragraph-rsid="01e62534" style:font-size-asian="12pt" style:font-size-complex="12pt"/>
    </style:style>
    <style:style style:name="P162" style:family="paragraph" style:parent-style-name="Table_20_Contents" style:list-style-name="L1">
      <style:text-properties fo:font-size="12pt" officeooo:rsid="01bb7f47" officeooo:paragraph-rsid="01bb7f47" style:font-size-asian="12pt" style:font-size-complex="12pt"/>
    </style:style>
    <style:style style:name="P163" style:family="paragraph" style:parent-style-name="Table_20_Contents" style:list-style-name="L2">
      <style:text-properties officeooo:rsid="0238be98" officeooo:paragraph-rsid="0239643a"/>
    </style:style>
    <style:style style:name="T1" style:family="text">
      <style:text-properties officeooo:rsid="025b4c9e"/>
    </style:style>
    <style:style style:name="T2" style:family="text">
      <style:text-properties fo:font-size="32pt" officeooo:rsid="001382b0" style:font-size-asian="32pt" style:font-size-complex="32pt"/>
    </style:style>
    <style:style style:name="T3" style:family="text">
      <style:text-properties fo:font-size="32pt" officeooo:rsid="0035ef04" style:font-size-asian="32pt" style:font-size-complex="32pt"/>
    </style:style>
    <style:style style:name="T4" style:family="text">
      <style:text-properties fo:font-size="32pt" officeooo:rsid="012d9ac0" style:font-size-asian="32pt" style:font-size-complex="32pt"/>
    </style:style>
    <style:style style:name="T5" style:family="text">
      <style:text-properties fo:font-size="32pt" officeooo:rsid="01ca186e" style:font-size-asian="32pt" style:font-size-complex="32pt"/>
    </style:style>
    <style:style style:name="T6" style:family="text">
      <style:text-properties officeooo:rsid="0035ef04"/>
    </style:style>
    <style:style style:name="T7" style:family="text">
      <style:text-properties fo:color="#000000"/>
    </style:style>
    <style:style style:name="T8" style:family="text">
      <style:text-properties fo:color="#000000" officeooo:rsid="007044e2"/>
    </style:style>
    <style:style style:name="T9" style:family="text">
      <style:text-properties fo:color="#000000" style:font-name="Liberation Serif" fo:font-size="12pt" fo:font-weight="normal" style:font-size-asian="12pt" style:font-weight-asian="normal" style:font-size-complex="12pt" style:font-weight-complex="normal"/>
    </style:style>
    <style:style style:name="T10" style:family="text">
      <style:text-properties fo:color="#000000" style:font-name="Liberation Serif" fo:font-size="12pt" fo:font-weight="normal" officeooo:rsid="00e26862" style:font-size-asian="12pt" style:font-weight-asian="normal" style:font-size-complex="12pt" style:font-weight-complex="normal"/>
    </style:style>
    <style:style style:name="T11" style:family="text">
      <style:text-properties fo:color="#000000" officeooo:rsid="00706eed"/>
    </style:style>
    <style:style style:name="T12" style:family="text">
      <style:text-properties fo:color="#000000" fo:font-weight="normal" officeooo:rsid="0125372b" style:font-weight-asian="normal" style:font-weight-complex="normal"/>
    </style:style>
    <style:style style:name="T13" style:family="text">
      <style:text-properties officeooo:rsid="003af691"/>
    </style:style>
    <style:style style:name="T14" style:family="text">
      <style:text-properties officeooo:rsid="006c8ab3"/>
    </style:style>
    <style:style style:name="T15" style:family="text">
      <style:text-properties officeooo:rsid="009b269e"/>
    </style:style>
    <style:style style:name="T16" style:family="text">
      <style:text-properties officeooo:rsid="00a1bdd7"/>
    </style:style>
    <style:style style:name="T17" style:family="text">
      <style:text-properties officeooo:rsid="012d9ac0"/>
    </style:style>
    <style:style style:name="T18" style:family="text">
      <style:text-properties officeooo:rsid="013469b6"/>
    </style:style>
    <style:style style:name="T19" style:family="text">
      <style:text-properties officeooo:rsid="0134a6dd"/>
    </style:style>
    <style:style style:name="T20" style:family="text">
      <style:text-properties officeooo:rsid="013f8746"/>
    </style:style>
    <style:style style:name="T21" style:family="text">
      <style:text-properties officeooo:rsid="01482877"/>
    </style:style>
    <style:style style:name="T22" style:family="text">
      <style:text-properties officeooo:rsid="015017cb"/>
    </style:style>
    <style:style style:name="T23" style:family="text">
      <style:text-properties officeooo:rsid="0153409d"/>
    </style:style>
    <style:style style:name="T24" style:family="text">
      <style:text-properties officeooo:rsid="0156d6f3"/>
    </style:style>
    <style:style style:name="T25" style:family="text">
      <style:text-properties officeooo:rsid="01579598"/>
    </style:style>
    <style:style style:name="T26" style:family="text">
      <style:text-properties officeooo:rsid="0163bda7"/>
    </style:style>
    <style:style style:name="T27" style:family="text">
      <style:text-properties officeooo:rsid="016ab96d"/>
    </style:style>
    <style:style style:name="T28" style:family="text">
      <style:text-properties officeooo:rsid="016ddeae"/>
    </style:style>
    <style:style style:name="T29" style:family="text">
      <style:text-properties officeooo:rsid="016f595b"/>
    </style:style>
    <style:style style:name="T30" style:family="text">
      <style:text-properties officeooo:rsid="017057d1"/>
    </style:style>
    <style:style style:name="T31" style:family="text">
      <style:text-properties officeooo:rsid="017b945f"/>
    </style:style>
    <style:style style:name="T32" style:family="text">
      <style:text-properties officeooo:rsid="018552ea"/>
    </style:style>
    <style:style style:name="T33" style:family="text">
      <style:text-properties officeooo:rsid="018ab01c"/>
    </style:style>
    <style:style style:name="T34" style:family="text">
      <style:text-properties fo:font-size="12pt" style:font-size-asian="12pt" style:font-size-complex="12pt"/>
    </style:style>
    <style:style style:name="T35" style:family="text">
      <style:text-properties fo:font-size="12pt" officeooo:rsid="0166e455" style:font-size-asian="12pt" style:font-size-complex="12pt"/>
    </style:style>
    <style:style style:name="T36" style:family="text">
      <style:text-properties officeooo:rsid="01ad8767"/>
    </style:style>
    <style:style style:name="T37" style:family="text">
      <style:text-properties officeooo:rsid="01b1134d"/>
    </style:style>
    <style:style style:name="T38" style:family="text">
      <style:text-properties officeooo:rsid="01a6882e"/>
    </style:style>
    <style:style style:name="T39" style:family="text">
      <style:text-properties officeooo:rsid="01bd07ef"/>
    </style:style>
    <style:style style:name="T40" style:family="text">
      <style:text-properties fo:font-variant="normal" fo:text-transform="none" fo:color="#000000" fo:letter-spacing="normal" fo:font-style="normal"/>
    </style:style>
    <style:style style:name="T41" style:family="text">
      <style:text-properties fo:font-variant="normal" fo:text-transform="none" fo:color="#000000" fo:letter-spacing="normal" fo:font-style="normal" fo:font-weight="bold"/>
    </style:style>
    <style:style style:name="T42" style:family="text">
      <style:text-properties fo:font-variant="normal" fo:text-transform="none" fo:color="#000000" fo:letter-spacing="normal" fo:font-style="normal" fo:font-weight="bold" style:font-weight-asian="bold" style:font-weight-complex="bold"/>
    </style:style>
    <style:style style:name="T43" style:family="text">
      <style:text-properties fo:font-variant="normal" fo:text-transform="none" fo:color="#000000" fo:letter-spacing="normal" fo:font-style="normal" fo:font-weight="bold" officeooo:rsid="01be9161" style:font-weight-asian="bold" style:font-weight-complex="bold"/>
    </style:style>
    <style:style style:name="T44" style:family="text">
      <style:text-properties fo:font-variant="normal" fo:text-transform="none" fo:color="#000000" fo:letter-spacing="normal" fo:font-style="normal" fo:font-weight="bold" officeooo:rsid="01be9161"/>
    </style:style>
    <style:style style:name="T45" style:family="text">
      <style:text-properties fo:font-variant="normal" fo:text-transform="none" fo:color="#000000" fo:letter-spacing="normal" fo:font-style="normal" fo:font-weight="normal" officeooo:rsid="0126583d" style:font-weight-asian="normal" style:font-weight-complex="normal"/>
    </style:style>
    <style:style style:name="T46" style:family="text">
      <style:text-properties fo:font-variant="normal" fo:text-transform="none" fo:color="#000000" fo:letter-spacing="normal" fo:font-style="normal" officeooo:rsid="0125372b"/>
    </style:style>
    <style:style style:name="T47" style:family="text">
      <style:text-properties fo:font-variant="normal" fo:text-transform="none" fo:color="#000000" fo:letter-spacing="normal" fo:font-style="normal" officeooo:rsid="0126583d"/>
    </style:style>
    <style:style style:name="T48" style:family="text">
      <style:text-properties fo:font-variant="normal" fo:text-transform="none" fo:color="#000000" fo:letter-spacing="normal" fo:font-style="normal" officeooo:rsid="020e697a"/>
    </style:style>
    <style:style style:name="T49" style:family="text">
      <style:text-properties fo:font-variant="normal" fo:text-transform="none" fo:color="#000000" fo:letter-spacing="normal" fo:font-style="normal" officeooo:rsid="0213b72c"/>
    </style:style>
    <style:style style:name="T50" style:family="text">
      <style:text-properties fo:font-variant="normal" fo:text-transform="none" fo:color="#000000" fo:letter-spacing="normal" fo:font-style="normal" style:font-name-asian="Droid Sans Fallback" style:font-name-complex="FreeSans"/>
    </style:style>
    <style:style style:name="T51" style:family="text">
      <style:text-properties fo:font-variant="normal" fo:text-transform="none" fo:color="#000000" fo:letter-spacing="normal" fo:font-style="normal" officeooo:rsid="02787b9f"/>
    </style:style>
    <style:style style:name="T52" style:family="text">
      <style:text-properties fo:font-variant="normal" fo:text-transform="none" fo:color="#000000" fo:letter-spacing="normal" fo:font-style="normal" officeooo:rsid="02789f70"/>
    </style:style>
    <style:style style:name="T53" style:family="text">
      <style:text-properties fo:font-variant="normal" fo:text-transform="none" fo:color="#000000" style:font-name="Liberation Serif" fo:font-size="12pt" fo:letter-spacing="normal" fo:font-style="normal" fo:font-weight="bold" officeooo:rsid="0126583d" style:font-size-asian="12pt" style:font-weight-asian="bold" style:font-size-complex="12pt" style:font-weight-complex="bold"/>
    </style:style>
    <style:style style:name="T54" style:family="text">
      <style:text-properties fo:font-variant="normal" fo:text-transform="none" fo:color="#000000" style:font-name="Liberation Serif" fo:font-size="12pt" fo:letter-spacing="normal" fo:font-style="normal" fo:font-weight="bold" officeooo:rsid="01be9161"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e26862" style:font-size-asian="12pt" style:font-weight-asian="normal" style:font-size-complex="12pt" style:font-weight-complex="normal"/>
    </style:style>
    <style:style style:name="T56" style:family="text">
      <style:text-properties fo:font-variant="normal" fo:text-transform="none" fo:color="#000000" style:font-name="Liberation Serif" fo:letter-spacing="normal" fo:font-style="normal" fo:font-weight="normal" style:font-weight-asian="normal" style:font-weight-complex="normal"/>
    </style:style>
    <style:style style:name="T57" style:family="text">
      <style:text-properties fo:font-variant="normal" fo:text-transform="none" fo:color="#000000" style:font-name="Liberation Serif" fo:letter-spacing="normal" fo:font-style="normal" fo:font-weight="normal" officeooo:rsid="01c1317a" style:font-weight-asian="normal" style:font-weight-complex="normal"/>
    </style:style>
    <style:style style:name="T58" style:family="text">
      <style:text-properties fo:font-variant="normal" fo:text-transform="none" fo:color="#000000" style:font-name="Liberation Serif" fo:letter-spacing="normal" fo:font-style="normal" fo:font-weight="normal" officeooo:rsid="00e28122" style:font-weight-asian="normal" style:font-weight-complex="normal"/>
    </style:style>
    <style:style style:name="T59" style:family="text">
      <style:text-properties fo:font-variant="normal" fo:text-transform="none" fo:color="#000000" style:font-name="Liberation Serif" fo:letter-spacing="normal" fo:font-style="normal" fo:font-weight="normal" officeooo:rsid="01c3df4e" style:font-weight-asian="normal" style:font-weight-complex="normal"/>
    </style:style>
    <style:style style:name="T60" style:family="text">
      <style:text-properties fo:font-variant="normal" fo:text-transform="none" fo:color="#000000" style:font-name="Liberation Serif" fo:letter-spacing="normal" fo:font-style="normal" fo:font-weight="normal" officeooo:rsid="01c85c7e" style:font-weight-asian="normal" style:font-weight-complex="normal"/>
    </style:style>
    <style:style style:name="T61" style:family="text">
      <style:text-properties fo:font-variant="normal" fo:text-transform="none" fo:color="#000000" style:font-name="Liberation Serif" fo:letter-spacing="normal" fo:font-style="normal" fo:font-weight="normal" officeooo:rsid="01c8e75c" style:font-weight-asian="normal" style:font-weight-complex="normal"/>
    </style:style>
    <style:style style:name="T62" style:family="text">
      <style:text-properties fo:font-variant="normal" fo:text-transform="none" fo:color="#000000" style:font-name="Liberation Serif" fo:letter-spacing="normal" fo:font-style="normal" fo:font-weight="normal" officeooo:rsid="027cd713" style:font-weight-asian="normal" style:font-weight-complex="normal"/>
    </style:style>
    <style:style style:name="T63" style:family="text">
      <style:text-properties fo:font-variant="normal" fo:text-transform="none" fo:letter-spacing="normal" fo:font-style="normal"/>
    </style:style>
    <style:style style:name="T64" style:family="text">
      <style:text-properties fo:font-variant="normal" fo:text-transform="none" fo:letter-spacing="normal" fo:font-style="normal" fo:font-weight="normal" officeooo:rsid="00e26862" style:font-weight-asian="normal" style:font-weight-complex="normal"/>
    </style:style>
    <style:style style:name="T65" style:family="text">
      <style:text-properties fo:font-variant="normal" fo:text-transform="none" fo:letter-spacing="normal" fo:font-style="normal" fo:font-weight="normal" officeooo:rsid="01c1317a" style:font-weight-asian="normal" style:font-weight-complex="normal"/>
    </style:style>
    <style:style style:name="T66" style:family="text">
      <style:text-properties fo:font-variant="normal" fo:text-transform="none" fo:letter-spacing="normal" fo:font-style="normal" fo:font-weight="normal" officeooo:rsid="01c20ae0" style:font-weight-asian="normal" style:font-weight-complex="normal"/>
    </style:style>
    <style:style style:name="T67" style:family="text">
      <style:text-properties fo:font-variant="normal" fo:text-transform="none" fo:letter-spacing="normal" fo:font-style="normal" fo:font-weight="normal" officeooo:rsid="01c704da" style:font-weight-asian="normal" style:font-weight-complex="normal"/>
    </style:style>
    <style:style style:name="T68" style:family="text">
      <style:text-properties fo:font-variant="normal" fo:text-transform="none" fo:letter-spacing="normal" fo:font-style="normal" fo:font-weight="normal" officeooo:rsid="020e697a" style:font-weight-asian="normal" style:font-weight-complex="normal"/>
    </style:style>
    <style:style style:name="T69" style:family="text">
      <style:text-properties fo:font-variant="normal" fo:text-transform="none" fo:letter-spacing="normal" fo:font-style="normal" fo:font-weight="normal" officeooo:rsid="021189b7" style:font-weight-asian="normal" style:font-weight-complex="normal"/>
    </style:style>
    <style:style style:name="T70" style:family="text">
      <style:text-properties fo:font-variant="normal" fo:text-transform="none" fo:letter-spacing="normal" fo:font-style="normal" fo:font-weight="normal" officeooo:rsid="0211fccb" style:font-weight-asian="normal" style:font-weight-complex="normal"/>
    </style:style>
    <style:style style:name="T71" style:family="text">
      <style:text-properties fo:font-variant="normal" fo:text-transform="none" fo:letter-spacing="normal" fo:font-style="normal" fo:font-weight="normal" officeooo:rsid="0212662a" style:font-weight-asian="normal" style:font-weight-complex="normal"/>
    </style:style>
    <style:style style:name="T72" style:family="text">
      <style:text-properties fo:font-variant="normal" fo:text-transform="none" fo:letter-spacing="normal" fo:font-style="normal" fo:font-weight="normal" officeooo:rsid="0213b72c" style:font-weight-asian="normal" style:font-weight-complex="normal"/>
    </style:style>
    <style:style style:name="T73" style:family="text">
      <style:text-properties fo:font-variant="normal" fo:text-transform="none" fo:letter-spacing="normal" fo:font-style="normal" fo:font-weight="normal" officeooo:rsid="02174878" style:font-weight-asian="normal" style:font-weight-complex="normal"/>
    </style:style>
    <style:style style:name="T74" style:family="text">
      <style:text-properties fo:font-variant="normal" fo:text-transform="none" fo:letter-spacing="normal" fo:font-style="normal" fo:font-weight="normal" officeooo:rsid="0218292b" style:font-weight-asian="normal" style:font-weight-complex="normal"/>
    </style:style>
    <style:style style:name="T75" style:family="text">
      <style:text-properties fo:font-variant="normal" fo:text-transform="none" fo:letter-spacing="normal" fo:font-style="normal" fo:font-weight="normal" officeooo:rsid="0263a569" style:font-weight-asian="normal" style:font-weight-complex="normal"/>
    </style:style>
    <style:style style:name="T76" style:family="text">
      <style:text-properties fo:font-variant="normal" fo:text-transform="none" fo:letter-spacing="normal" fo:font-style="normal" fo:font-weight="normal" officeooo:rsid="0126583d" style:font-size-asian="12pt" style:font-weight-asian="normal" style:font-size-complex="12pt" style:font-weight-complex="normal"/>
    </style:style>
    <style:style style:name="T77" style:family="text">
      <style:text-properties fo:font-variant="normal" fo:text-transform="none" fo:letter-spacing="normal" fo:font-style="normal" fo:font-weight="normal" officeooo:rsid="01bf88de" style:font-size-asian="12pt" style:font-weight-asian="normal" style:font-size-complex="12pt" style:font-weight-complex="normal"/>
    </style:style>
    <style:style style:name="T78" style:family="text">
      <style:text-properties fo:font-variant="normal" fo:text-transform="none" fo:letter-spacing="normal" fo:font-style="normal" fo:font-weight="normal" officeooo:rsid="020e697a" style:font-size-asian="12pt" style:font-weight-asian="normal" style:font-size-complex="12pt" style:font-weight-complex="normal"/>
    </style:style>
    <style:style style:name="T79" style:family="text">
      <style:text-properties fo:font-variant="normal" fo:text-transform="none" fo:letter-spacing="normal" fo:font-style="normal" fo:font-weight="normal" officeooo:rsid="02158178" style:font-size-asian="12pt" style:font-weight-asian="normal" style:font-size-complex="12pt" style:font-weight-complex="normal"/>
    </style:style>
    <style:style style:name="T80" style:family="text">
      <style:text-properties fo:font-variant="normal" fo:text-transform="none" fo:letter-spacing="normal" fo:font-style="normal" fo:font-weight="bold" officeooo:rsid="0126583d" style:font-size-asian="12pt" style:font-weight-asian="normal" style:font-size-complex="12pt" style:font-weight-complex="normal"/>
    </style:style>
    <style:style style:name="T81" style:family="text">
      <style:text-properties fo:font-variant="normal" fo:text-transform="none" fo:letter-spacing="normal" fo:font-style="normal" fo:font-weight="bold" officeooo:rsid="01be9161" style:font-size-asian="12pt" style:font-weight-asian="normal" style:font-size-complex="12pt" style:font-weight-complex="normal"/>
    </style:style>
    <style:style style:name="T82" style:family="text">
      <style:text-properties fo:font-variant="normal" fo:text-transform="none" fo:letter-spacing="normal" fo:font-style="normal" officeooo:rsid="00e26862"/>
    </style:style>
    <style:style style:name="T83" style:family="text">
      <style:text-properties fo:font-variant="normal" fo:text-transform="none" fo:letter-spacing="normal" fo:font-style="normal" officeooo:rsid="01d1939e"/>
    </style:style>
    <style:style style:name="T84" style:family="text">
      <style:text-properties fo:font-variant="normal" fo:text-transform="none" fo:letter-spacing="normal" fo:font-style="normal" officeooo:rsid="01eb41c4"/>
    </style:style>
    <style:style style:name="T85" style:family="text">
      <style:text-properties fo:font-variant="normal" fo:text-transform="none" fo:letter-spacing="normal" fo:font-style="normal" officeooo:rsid="02645671"/>
    </style:style>
    <style:style style:name="T86" style:family="text">
      <style:text-properties fo:font-variant="normal" fo:text-transform="none" fo:letter-spacing="normal" fo:font-style="normal" officeooo:rsid="0265a1e4"/>
    </style:style>
    <style:style style:name="T87" style:family="text">
      <style:text-properties fo:font-variant="normal" fo:text-transform="none" fo:letter-spacing="normal" fo:font-style="normal" officeooo:rsid="0266b218"/>
    </style:style>
    <style:style style:name="T88" style:family="text">
      <style:text-properties fo:font-variant="normal" fo:text-transform="none" fo:letter-spacing="normal" fo:font-style="normal" officeooo:rsid="026aa923"/>
    </style:style>
    <style:style style:name="T89" style:family="text">
      <style:text-properties fo:font-variant="normal" fo:text-transform="none" fo:letter-spacing="normal" fo:font-style="normal" officeooo:rsid="027b4fa4"/>
    </style:style>
    <style:style style:name="T90" style:family="text">
      <style:text-properties officeooo:rsid="01bf88de"/>
    </style:style>
    <style:style style:name="T91" style:family="text">
      <style:text-properties officeooo:rsid="012d28f0"/>
    </style:style>
    <style:style style:name="T92" style:family="text">
      <style:text-properties officeooo:rsid="01c704da"/>
    </style:style>
    <style:style style:name="T93" style:family="text">
      <style:text-properties officeooo:rsid="01cacc90"/>
    </style:style>
    <style:style style:name="T94" style:family="text">
      <style:text-properties officeooo:rsid="01cd634e"/>
    </style:style>
    <style:style style:name="T95" style:family="text">
      <style:text-properties officeooo:rsid="01ceadf3"/>
    </style:style>
    <style:style style:name="T96" style:family="text">
      <style:text-properties officeooo:rsid="01cecabf"/>
    </style:style>
    <style:style style:name="T97" style:family="text">
      <style:text-properties officeooo:rsid="01cecc0f"/>
    </style:style>
    <style:style style:name="T98" style:family="text">
      <style:text-properties fo:background-color="#e4e4ff" loext:char-shading-value="0"/>
    </style:style>
    <style:style style:name="T99" style:family="text">
      <style:text-properties officeooo:rsid="01d754ae" fo:background-color="#e4e4ff" loext:char-shading-value="0"/>
    </style:style>
    <style:style style:name="T100" style:family="text">
      <style:text-properties officeooo:rsid="01d8ba6a" fo:background-color="#e4e4ff" loext:char-shading-value="0"/>
    </style:style>
    <style:style style:name="T101" style:family="text">
      <style:text-properties officeooo:rsid="01d754ae"/>
    </style:style>
    <style:style style:name="T102" style:family="text">
      <style:text-properties officeooo:rsid="01d8ba6a"/>
    </style:style>
    <style:style style:name="T103" style:family="text">
      <style:text-properties officeooo:rsid="01da588f"/>
    </style:style>
    <style:style style:name="T104" style:family="text">
      <style:text-properties officeooo:rsid="01dafd2e"/>
    </style:style>
    <style:style style:name="T105" style:family="text">
      <style:text-properties officeooo:rsid="01db73ba"/>
    </style:style>
    <style:style style:name="T106" style:family="text">
      <style:text-properties officeooo:rsid="01dc495a"/>
    </style:style>
    <style:style style:name="T107" style:family="text">
      <style:text-properties officeooo:rsid="01e90092"/>
    </style:style>
    <style:style style:name="T108" style:family="text">
      <style:text-properties officeooo:rsid="01eb41c4"/>
    </style:style>
    <style:style style:name="T109" style:family="text">
      <style:text-properties officeooo:rsid="01eb7a57"/>
    </style:style>
    <style:style style:name="T110" style:family="text">
      <style:text-properties officeooo:rsid="01ed2051"/>
    </style:style>
    <style:style style:name="T111" style:family="text">
      <style:text-properties officeooo:rsid="01f3594b"/>
    </style:style>
    <style:style style:name="T112" style:family="text">
      <style:text-properties officeooo:rsid="01f3ffcb"/>
    </style:style>
    <style:style style:name="T113" style:family="text">
      <style:text-properties officeooo:rsid="01f94f8c"/>
    </style:style>
    <style:style style:name="T114" style:family="text">
      <style:text-properties officeooo:rsid="01f98229"/>
    </style:style>
    <style:style style:name="T115" style:family="text">
      <style:text-properties officeooo:rsid="01fab829"/>
    </style:style>
    <style:style style:name="T116" style:family="text">
      <style:text-properties officeooo:rsid="0202199c"/>
    </style:style>
    <style:style style:name="T117" style:family="text">
      <style:text-properties officeooo:rsid="02042b95"/>
    </style:style>
    <style:style style:name="T118" style:family="text">
      <style:text-properties officeooo:rsid="0205b103"/>
    </style:style>
    <style:style style:name="T119" style:family="text">
      <style:text-properties officeooo:rsid="022c1d0f"/>
    </style:style>
    <style:style style:name="T120" style:family="text">
      <style:text-properties officeooo:rsid="022dbba9"/>
    </style:style>
    <style:style style:name="T121" style:family="text">
      <style:text-properties officeooo:rsid="022f73a0"/>
    </style:style>
    <style:style style:name="T122" style:family="text">
      <style:text-properties officeooo:rsid="02305d52"/>
    </style:style>
    <style:style style:name="T123" style:family="text">
      <style:text-properties officeooo:rsid="023108df"/>
    </style:style>
    <style:style style:name="T124" style:family="text">
      <style:text-properties officeooo:rsid="0232f8b3"/>
    </style:style>
    <style:style style:name="T125" style:family="text">
      <style:text-properties officeooo:rsid="023636b1"/>
    </style:style>
    <style:style style:name="T126" style:family="text">
      <style:text-properties officeooo:rsid="02379aa3"/>
    </style:style>
    <style:style style:name="T127" style:family="text">
      <style:text-properties officeooo:rsid="0237a987"/>
    </style:style>
    <style:style style:name="T128" style:family="text">
      <style:text-properties officeooo:rsid="023c3af0"/>
    </style:style>
    <style:style style:name="T129" style:family="text">
      <style:text-properties style:font-name-asian="Droid Sans Fallback" style:font-name-complex="FreeSans"/>
    </style:style>
    <style:style style:name="T130" style:family="text">
      <style:text-properties officeooo:rsid="01c3df4e" style:font-name-asian="Droid Sans Fallback" style:font-name-complex="FreeSans"/>
    </style:style>
    <style:style style:name="T131" style:family="text">
      <style:text-properties officeooo:rsid="024a1929"/>
    </style:style>
    <style:style style:name="T132" style:family="text">
      <style:text-properties officeooo:rsid="02518ed8"/>
    </style:style>
    <style:style style:name="T133" style:family="text">
      <style:text-properties officeooo:rsid="0255e720"/>
    </style:style>
    <style:style style:name="T134" style:family="text">
      <style:text-properties officeooo:rsid="0256bb05"/>
    </style:style>
    <style:style style:name="T135" style:family="text">
      <style:text-properties officeooo:rsid="025739a1"/>
    </style:style>
    <style:style style:name="T136" style:family="text">
      <style:text-properties officeooo:rsid="025d65b6"/>
    </style:style>
    <style:style style:name="T137" style:family="text">
      <style:text-properties officeooo:rsid="025f86f6"/>
    </style:style>
    <style:style style:name="T138" style:family="text">
      <style:text-properties officeooo:rsid="02611659"/>
    </style:style>
    <style:style style:name="T139" style:family="text">
      <style:text-properties officeooo:rsid="02677a78"/>
    </style:style>
    <style:style style:name="T140" style:family="text">
      <style:text-properties officeooo:rsid="026b3bfd"/>
    </style:style>
    <style:style style:name="T141" style:family="text">
      <style:text-properties officeooo:rsid="026ed161"/>
    </style:style>
    <style:style style:name="T142" style:family="text">
      <style:text-properties officeooo:rsid="02717ca0"/>
    </style:style>
    <style:style style:name="T143" style:family="text">
      <style:text-properties officeooo:rsid="02729760"/>
    </style:style>
    <style:style style:name="T144" style:family="text">
      <style:text-properties officeooo:rsid="0272ab59"/>
    </style:style>
    <style:style style:name="T145" style:family="text">
      <style:text-properties officeooo:rsid="0274835a"/>
    </style:style>
    <style:style style:name="T146" style:family="text">
      <style:text-properties officeooo:rsid="0275f87e"/>
    </style:style>
    <style:style style:name="T147" style:family="text">
      <style:text-properties officeooo:rsid="0276ca6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text:span text:style-name="T6">EST</text:span> <text:span text:style-name="T13">API</text:span></text:p>
      <text:p text:style-name="P8">Specification </text:p>
      <text:p text:style-name="P9"/>
      <text:p text:style-name="P25">for </text:p>
      <text:p text:style-name="P9"/>
      <text:p text:style-name="P7"><text:span text:style-name="T2"><text:tab/><text:tab/> <text:s text:c="4"/>Portea </text:span><text:span text:style-name="T4">S</text:span><text:span text:style-name="T5">MS</text:span><text:span text:style-name="T4"> </text:span><text:span text:style-name="T3">Engine</text:span><text:span text:style-name="T2"> </text:span></text:p>
      <text:p text:style-name="P7"/>
      <text:p text:style-name="P7"/>
      <text:p text:style-name="P7"/>
      <text:p text:style-name="P7"/>
      <text:p text:style-name="P7"/>
      <text:p text:style-name="P7"/>
      <text:p text:style-name="P7"/>
      <text:p text:style-name="P7"/>
      <text:p text:style-name="P10">Version 0.<text:span text:style-name="T131">2</text:span></text:p>
      <text:p text:style-name="P10"/>
      <text:p text:style-name="P10">Portea Medical</text:p>
      <text:p text:style-name="P7"><text:tab/><text:tab/></text:p>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4"><text:a xlink:type="simple" xlink:href="#__RefHeading__111_1603272880" text:style-name="Index_20_Link" text:visited-style-name="Index_20_Link">1 Introduction<text:tab/>4</text:a></text:p>
          <text:p text:style-name="P134"><text:a xlink:type="simple" xlink:href="#__RefHeading__113_1603272880" text:style-name="Index_20_Link" text:visited-style-name="Index_20_Link">2 REST API<text:tab/>4</text:a></text:p>
          <text:p text:style-name="P135"><text:a xlink:type="simple" xlink:href="#__RefHeading__115_1603272880" text:style-name="Index_20_Link" text:visited-style-name="Index_20_Link">2.1 Submit SMS<text:tab/>4</text:a></text:p>
          <text:p text:style-name="P135"><text:a xlink:type="simple" xlink:href="#__RefHeading__119_1603272880" text:style-name="Index_20_Link" text:visited-style-name="Index_20_Link">2.2 Get Single SMS Status<text:tab/>7</text:a></text:p>
          <text:p text:style-name="P135"><text:a xlink:type="simple" xlink:href="#__RefHeading__123_1603272880" text:style-name="Index_20_Link" text:visited-style-name="Index_20_Link">2.3 Get Lot Status<text:tab/>7</text:a></text:p>
          <text:p text:style-name="P135"><text:a xlink:type="simple" xlink:href="#__RefHeading__3678_1988363795" text:style-name="Index_20_Link" text:visited-style-name="Index_20_Link">2.4 Get Batch Status<text:tab/>8</text:a></text:p>
          <text:p text:style-name="P135"><text:a xlink:type="simple" xlink:href="#__RefHeading__1776_1730747908" text:style-name="Index_20_Link" text:visited-style-name="Index_20_Link">2.5 Get Batch Failure Status<text:tab/>8</text:a></text:p>
          <text:p text:style-name="P134"><text:a xlink:type="simple" xlink:href="#__RefHeading__10568_912317766" text:style-name="Index_20_Link" text:visited-style-name="Index_20_Link">3 Error Codes<text:tab/>9</text:a></text:p>
          <text:p text:style-name="P135"><text:a xlink:type="simple" xlink:href="#__RefHeading__10041_1603272880" text:style-name="Index_20_Link" text:visited-style-name="Index_20_Link">3.1 SMSE001 - INCOMPLETE_REQUEST<text:tab/>10</text:a></text:p>
          <text:p text:style-name="P135"><text:a xlink:type="simple" xlink:href="#__RefHeading__10570_912317766" text:style-name="Index_20_Link" text:visited-style-name="Index_20_Link">3.2 SMSE002 - INVALID_REQUEST<text:tab/>11</text:a></text:p>
          <text:p text:style-name="P135"><text:a xlink:type="simple" xlink:href="#__RefHeading__10572_912317766" text:style-name="Index_20_Link" text:visited-style-name="Index_20_Link">3.3 SMSE003 - INVALID_USER_NAME<text:tab/>12</text:a></text:p>
          <text:p text:style-name="P135"><text:a xlink:type="simple" xlink:href="#__RefHeading__10574_912317766" text:style-name="Index_20_Link" text:visited-style-name="Index_20_Link">3.4 SMSE004 – INVALID_CREDENTIALS<text:tab/>13</text:a></text:p>
          <text:p text:style-name="P135"><text:a xlink:type="simple" xlink:href="#__RefHeading__10576_912317766" text:style-name="Index_20_Link" text:visited-style-name="Index_20_Link">3.5 SMSE005 - MESSAGE_IS_EMPTY<text:tab/>14</text:a></text:p>
          <text:p text:style-name="P135"><text:a xlink:type="simple" xlink:href="#__RefHeading__11770_912317766" text:style-name="Index_20_Link" text:visited-style-name="Index_20_Link">3.6 SMSE006 - SMS_RECEIVED_EXCEEDS_UPPER_LIMIT<text:tab/>15</text:a></text:p>
          <text:p text:style-name="P135"><text:a xlink:type="simple" xlink:href="#__RefHeading__4214_1624121807" text:style-name="Index_20_Link" text:visited-style-name="Index_20_Link">3.7 SMSE007 – MESSAGE_LENGTH_EXCEEDS_UPPER_LIMIT<text:tab/>1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2">Revision History</text:p>
      <text:p text:style-name="P12"/>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63">Name</text:p>
          </table:table-cell>
          <table:table-cell table:style-name="Table15.A1" office:value-type="string">
            <text:p text:style-name="P63">Date</text:p>
          </table:table-cell>
          <table:table-cell table:style-name="Table15.A1" office:value-type="string">
            <text:p text:style-name="P64">Comments</text:p>
          </table:table-cell>
          <table:table-cell table:style-name="Table15.D1" office:value-type="string">
            <text:p text:style-name="P63">Version</text:p>
          </table:table-cell>
        </table:table-row>
        <table:table-row>
          <table:table-cell table:style-name="Table15.A2" office:value-type="string">
            <text:p text:style-name="P70">A. Bharath</text:p>
          </table:table-cell>
          <table:table-cell table:style-name="Table15.A2" office:value-type="string">
            <text:p text:style-name="P65"><text:span text:style-name="T17">19</text:span> <text:span text:style-name="T17">Jan</text:span> 201<text:span text:style-name="T17">6</text:span></text:p>
          </table:table-cell>
          <table:table-cell table:style-name="Table15.A2" office:value-type="string">
            <text:p text:style-name="P65">Initial version</text:p>
          </table:table-cell>
          <table:table-cell table:style-name="Table15.D2" office:value-type="string">
            <text:p text:style-name="P65">0.1</text:p>
          </table:table-cell>
        </table:table-row>
        <table:table-row>
          <table:table-cell table:style-name="Table15.A2" office:value-type="string">
            <text:p text:style-name="P126">Ravi K Sinha</text:p>
          </table:table-cell>
          <table:table-cell table:style-name="Table15.A2" office:value-type="string">
            <text:p text:style-name="P126">24 Feb 2016</text:p>
          </table:table-cell>
          <table:table-cell table:style-name="Table15.A2" office:value-type="string">
            <text:p text:style-name="P126">Reviewed, Edited, <text:span text:style-name="T140">Added error code for message length validation</text:span></text:p>
          </table:table-cell>
          <table:table-cell table:style-name="Table15.D2" office:value-type="string">
            <text:p text:style-name="P126">0.2</text:p>
          </table:table-cell>
        </table:table-row>
        <table:table-row>
          <table:table-cell table:style-name="Table15.A2" office:value-type="string">
            <text:p text:style-name="P66"/>
          </table:table-cell>
          <table:table-cell table:style-name="Table15.A2" office:value-type="string">
            <text:p text:style-name="P66"/>
          </table:table-cell>
          <table:table-cell table:style-name="Table15.A2" office:value-type="string">
            <text:p text:style-name="P66"/>
          </table:table-cell>
          <table:table-cell table:style-name="Table15.D2" office:value-type="string">
            <text:p text:style-name="P66"/>
          </table:table-cell>
        </table:table-row>
        <table:table-row>
          <table:table-cell table:style-name="Table15.A2" office:value-type="string">
            <text:p text:style-name="P66"/>
          </table:table-cell>
          <table:table-cell table:style-name="Table15.A2" office:value-type="string">
            <text:p text:style-name="P66"/>
          </table:table-cell>
          <table:table-cell table:style-name="Table15.A2" office:value-type="string">
            <text:p text:style-name="P66"/>
          </table:table-cell>
          <table:table-cell table:style-name="Table15.D2" office:value-type="string">
            <text:p text:style-name="P66"/>
          </table:table-cell>
        </table:table-row>
      </table:table>
      <text:p text:style-name="P1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59" text:outline-level="1"><text:bookmark-start text:name="__RefHeading__111_1603272880"/>Introduction<text:bookmark-end text:name="__RefHeading__111_1603272880"/></text:h>
      <text:p text:style-name="P14">This document provides detailed specification of <text:span text:style-name="T93">the</text:span> REST API <text:span text:style-name="T17">to users who wish to deliver SMS via HTTP protocol</text:span>. The users of this API are various sister applications that will <text:span text:style-name="T17">use </text:span>Portea <text:span text:style-name="T17">Sms E</text:span>ngine <text:span text:style-name="T17">to send sms</text:span>. Th<text:span text:style-name="T15">is REST</text:span> API uses JSON as payload format. <text:span text:style-name="T15">Portea Sms Engine responds with applicable response and error codes when the API calls are made.</text:span></text:p>
      <text:p text:style-name="P4"/>
      <text:p text:style-name="P13">Each subsection of section 2 (<text:span text:style-name="T136">REST</text:span> API), describes a REST API URI, using which a certain goal can be achieved. The section describes <text:span text:style-name="T16">HTTP method used, required input</text:span> and relevant response. <text:span text:style-name="T16">The required input is illusrated with a sample JSON document, which does not necessarily reflect all applicable use cases. The 'Notes' section clarifies the various combination of input elements that are permissible.</text:span></text:p>
      <text:p text:style-name="P13"/>
      <text:h text:style-name="Heading_20_1" text:outline-level="1"><text:bookmark-start text:name="__RefHeading__113_1603272880"/><text:span text:style-name="T132">REST</text:span> API<text:bookmark-end text:name="__RefHeading__113_1603272880"/></text:h>
      <text:h text:style-name="P147" text:outline-level="2"><text:bookmark-start text:name="__RefHeading__115_1603272880"/>Submit S<text:span text:style-name="T93">MS</text:span><text:bookmark-end text:name="__RefHeading__115_1603272880"/></text:h>
      <text:p text:style-name="P27">Submit sms request can handle message to one or more recipients. The server would validate the number of resulting SMS instances which cannot be greater than the upper limit. </text:p>
      <text:p text:style-name="P6"/>
      <table:table table:name="Table1" table:style-name="Table1">
        <table:table-column table:style-name="Table1.A"/>
        <table:table-column table:style-name="Table1.B"/>
        <table:table-row>
          <table:table-cell table:style-name="Table1.A1" office:value-type="string">
            <text:p text:style-name="P52">URL</text:p>
          </table:table-cell>
          <table:table-cell table:style-name="Table1.B1" office:value-type="string">
            <text:p text:style-name="P54">http://&lt;ip&gt;:&lt;port&gt;/<text:span text:style-name="T33">smsen/rapi/sendSms</text:span></text:p>
          </table:table-cell>
        </table:table-row>
        <table:table-row>
          <table:table-cell table:style-name="Table1.A2" office:value-type="string">
            <text:p text:style-name="P59">HTTP Method</text:p>
          </table:table-cell>
          <table:table-cell table:style-name="Table1.B2" office:value-type="string">
            <text:p text:style-name="P59">POST</text:p>
          </table:table-cell>
        </table:table-row>
        <table:table-row>
          <table:table-cell table:style-name="Table1.A2" office:value-type="string">
            <text:p text:style-name="P52"><text:span text:style-name="T146">Request </text:span>JSON</text:p>
          </table:table-cell>
          <table:table-cell table:style-name="Table1.B2" office:value-type="string">
            <text:p text:style-name="P84">{</text:p>
            <text:p text:style-name="P84"><text:s text:c="4"/>"<text:bookmark-start text:name="__DdeLink__853_1828187871"/>senderName<text:bookmark-end text:name="__DdeLink__853_1828187871"/>": "NCLS",</text:p>
            <text:p text:style-name="P84"><text:s text:c="4"/>"<text:bookmark-start text:name="__DdeLink__855_1828187871"/>key<text:bookmark-end text:name="__DdeLink__855_1828187871"/>": "secret-key",</text:p>
            <text:p text:style-name="P84"><text:s text:c="4"/>"<text:bookmark-start text:name="__DdeLink__857_1828187871"/>lot<text:bookmark-end text:name="__DdeLink__857_1828187871"/>": [</text:p>
            <text:p text:style-name="P84"><text:s text:c="6"/>{</text:p>
            <text:p text:style-name="P84"><text:s text:c="8"/>"<text:bookmark-start text:name="__DdeLink__859_1828187871"/>messages<text:bookmark-end text:name="__DdeLink__859_1828187871"/>": [</text:p>
            <text:p text:style-name="P84"><text:s text:c="10"/>{</text:p>
            <text:p text:style-name="P84"><text:s text:c="12"/>"<text:bookmark-start text:name="__DdeLink__868_1828187871"/>receivers<text:bookmark-end text:name="__DdeLink__868_1828187871"/>": ["PatientId1", "PatientId2"],</text:p>
            <text:p text:style-name="P84"><text:s text:c="12"/>"<text:bookmark-start text:name="__DdeLink__870_1828187871"/>text<text:bookmark-end text:name="__DdeLink__870_1828187871"/>": "Download the latest update of patient app available on play store"</text:p>
            <text:p text:style-name="P84"><text:s text:c="10"/>},</text:p>
            <text:p text:style-name="P84"><text:s text:c="10"/>{</text:p>
            <text:p text:style-name="P84"><text:s text:c="12"/>"receivers": ["PatientId3"],</text:p>
            <text:p text:style-name="P85"><text:s text:c="12"/>"text": "Download the latest update of patient app available on play store"</text:p>
            <text:p text:style-name="P84"><text:s text:c="10"/>}</text:p>
            <text:p text:style-name="P84"><text:s text:c="8"/>],</text:p>
            <text:p text:style-name="P87"><text:s text:c="7"/>"scheduledTimeZone":"Asia/Tokyo", <text:s/></text:p>
            <text:p text:style-name="P88"><text:s text:c="8"/>"scheduledTime": 1448442753000,</text:p>
            <text:p text:style-name="P84"><text:s text:c="8"/>"<text:bookmark-start text:name="__DdeLink__861_1828187871"/>receiverType<text:bookmark-end text:name="__DdeLink__861_1828187871"/>": "<text:span text:style-name="T107">patient</text:span>",</text:p>
            <text:p text:style-name="P86"><text:s text:c="8"/>"<text:bookmark-start text:name="__DdeLink__863_1828187871"/>smsType<text:bookmark-end text:name="__DdeLink__863_1828187871"/>": "<text:span text:style-name="T122">Promotional</text:span>",</text:p>
            <text:p text:style-name="P84"><text:s text:c="8"/>"<text:bookmark-start text:name="__DdeLink__865_1828187871"/>sendBefore<text:bookmark-end text:name="__DdeLink__865_1828187871"/>": 1453439676 </text:p>
            <text:p text:style-name="P84"><text:s text:c="6"/>},</text:p>
            <text:p text:style-name="P84"><text:s text:c="6"/>{</text:p>
            <text:p text:style-name="P78"><text:soft-page-break/><text:s text:c="6"/><text:span text:style-name="T34"><text:s/></text:span><text:span text:style-name="T35"><text:s/>"messages": [</text:span></text:p>
            <text:p text:style-name="P79"><text:s text:c="10"/>{</text:p>
            <text:p text:style-name="P80"><text:s text:c="12"/>"receivers": ["<text:span text:style-name="T94">PatientId1</text:span>", "<text:span text:style-name="T94">PatientId2</text:span>"],</text:p>
            <text:p text:style-name="P81"><text:s text:c="12"/>"text": "Download the latest update of <text:span text:style-name="T38">patient</text:span> app available on play store"</text:p>
            <text:p text:style-name="P79"><text:s text:c="10"/>},</text:p>
            <text:p text:style-name="P79"><text:s text:c="10"/>{</text:p>
            <text:p text:style-name="P79"><text:s text:c="12"/>"receivers": ["<text:span text:style-name="T94">PatientId3</text:span>"],</text:p>
            <text:p text:style-name="P81"><text:s text:c="12"/>"text": "Download the latest update of <text:span text:style-name="T38">patient</text:span> app available on play store"</text:p>
            <text:p text:style-name="P79"><text:s text:c="10"/>}</text:p>
            <text:p text:style-name="P79"><text:s text:c="8"/>],</text:p>
            <text:p text:style-name="P82"><text:s text:c="8"/>"receiverType": "<text:span text:style-name="T141">Patient</text:span>",</text:p>
            <text:p text:style-name="P83"><text:s text:c="8"/>"smsType": "<text:span text:style-name="T121">Promotional</text:span>",</text:p>
            <text:p text:style-name="P79"><text:s text:c="8"/>"sendBefore": 1453439676 </text:p>
            <text:p text:style-name="P79"><text:s text:c="6"/>}</text:p>
            <text:p text:style-name="P79"><text:s text:c="4"/>]</text:p>
            <text:p text:style-name="P79"><text:s text:c="2"/>}</text:p>
          </table:table-cell>
        </table:table-row>
        <table:table-row>
          <table:table-cell table:style-name="Table1.A2" office:value-type="string">
            <text:p text:style-name="P67">Notes</text:p>
          </table:table-cell>
          <table:table-cell table:style-name="Table1.B2" office:value-type="string">
            <text:p text:style-name="P26"/>
            <text:list xml:id="list8187337280991078235" text:style-name="L1">
              <text:list-item>
                <text:p text:style-name="P136"><text:span text:style-name="T23">Sender</text:span> <text:span text:style-name="T115">Name</text:span> – <text:span text:style-name="T21">The Sender name refers to the alphanumeric identity of the sender. The sender name is created at the time of registration. This sender name must be sent while submitting a sms to sms engine. </text:span></text:p>
              </text:list-item>
              <text:list-item>
                <text:p text:style-name="P137"><text:span text:style-name="T18">Key </text:span>– <text:span text:style-name="T19">A randomly generated key will be given at the time of registration. This key has to be sent while submitting an sms to the engine.</text:span></text:p>
              </text:list-item>
              <text:list-item>
                <text:p text:style-name="P138">Lot – <text:span text:style-name="T20">Contains one or more message batches and each batch will have a unique smsType to be sent to one or more patients.</text:span></text:p>
              </text:list-item>
              <text:list-item>
                <text:p text:style-name="P139">Receivers – <text:span text:style-name="T24">The list of patient ids to whom the sms will be sent.</text:span></text:p>
              </text:list-item>
              <text:list-item>
                <text:p text:style-name="P140">Sms <text:span text:style-name="T133">T</text:span>ype<text:span text:style-name="T133"> –</text:span> Sms type <text:span text:style-name="T25">defines the type of a sms. It will be used to prioritize </text:span></text:p>
                <text:p text:style-name="P141">the sms being sent. <text:span text:style-name="T125">One of the following Sms (in order of increasing priority) types can be specified</text:span></text:p>
                <text:list>
                  <text:list-item>
                    <text:p text:style-name="P142">Promotional</text:p>
                  </text:list-item>
                  <text:list-item>
                    <text:p text:style-name="P142">Regular</text:p>
                  </text:list-item>
                  <text:list-item>
                    <text:p text:style-name="P143">Transactional</text:p>
                  </text:list-item>
                </text:list>
              </text:list-item>
              <text:list-item>
                <text:p text:style-name="P144"><text:span text:style-name="T37">Send Before (Optional) –</text:span> <text:span text:style-name="T37">The UTC epoch timestamp after which sms will expire. It is an optional value, if not specified the default value will be applied. This default value is configurable in SMS engine.</text:span></text:p>
              </text:list-item>
              <text:list-item>
                <text:p text:style-name="P145"><text:span text:style-name="T37">Text –</text:span> Message content to be sen<text:span text:style-name="T123">t</text:span> to the patient. <text:span text:style-name="T124">The upper limit on the number of characters is 800. This value is configurable in the system.</text:span></text:p>
              </text:list-item>
              <text:list-item>
                <text:p text:style-name="P160">Scheduled TimeZone <text:span text:style-name="T134">(Optional) –</text:span> <text:span text:style-name="T39">This is optional; if not specified 'Asia/Kolkata' will be applied. Scheduled time zone specifies the receivers' </text:span><text:soft-page-break/><text:span text:style-name="T39">time zone to whom sms has to be sent.</text:span></text:p>
                <text:p text:style-name="P160"/>
              </text:list-item>
              <text:list-item>
                <text:p text:style-name="P161">Scheduled Time <text:span text:style-name="T135">(Optional) –</text:span> <text:span text:style-name="T39">This is optional; if not specified current date will be applied. Scheduled time specifies the time at which sms is scheduled to be sent.</text:span></text:p>
                <text:p text:style-name="P161"/>
              </text:list-item>
              <text:list-item>
                <text:p text:style-name="P162"><text:s/><text:span text:style-name="T95">Receiver Type- This determines the type of receiver to whom the sms is sent, currently only 'Patient' is accepted.</text:span></text:p>
              </text:list-item>
            </text:list>
            <text:p text:style-name="P67"/>
          </table:table-cell>
        </table:table-row>
        <table:table-row>
          <table:table-cell table:style-name="Table1.A2" office:value-type="string">
            <text:p text:style-name="P52">Success Response</text:p>
          </table:table-cell>
          <table:table-cell table:style-name="Table1.B2" office:value-type="string">
            <text:p text:style-name="P52">Status 200 OK<text:span text:style-name="T96">:</text:span></text:p>
            <text:p text:style-name="P107">{</text:p>
            <text:p text:style-name="P107"><text:s text:c="4"/>"lotId" : "unique_lot_id",</text:p>
            <text:p text:style-name="P107"><text:s text:c="4"/>"<text:bookmark-start text:name="__DdeLink__12963_912317766"/><text:span text:style-name="T97">batches</text:span><text:bookmark-end text:name="__DdeLink__12963_912317766"/>": [</text:p>
            <text:p text:style-name="P107"><text:s text:c="6"/>{</text:p>
            <text:p text:style-name="P107"><text:s text:c="8"/>"<text:span text:style-name="T106">batchId</text:span>": "unique_batch_1",</text:p>
            <text:p text:style-name="P107"><text:s text:c="8"/>"trackingIds" :[</text:p>
            <text:p text:style-name="P107"><text:s text:c="10"/>"unique_tracking_id_1",</text:p>
            <text:p text:style-name="P107"><text:s text:c="10"/>"unique_tracking_id_2"</text:p>
            <text:p text:style-name="P107"><text:s text:c="8"/>]</text:p>
            <text:p text:style-name="P107"><text:s text:c="6"/>},</text:p>
            <text:p text:style-name="P107"><text:s text:c="6"/>{</text:p>
            <text:p text:style-name="P108"><text:s text:c="8"/>"<text:span text:style-name="T106">batchId</text:span>": "unique_batch_2",</text:p>
            <text:p text:style-name="P107"><text:s text:c="8"/>"trackingIds" :[</text:p>
            <text:p text:style-name="P107"><text:s text:c="10"/>"unique_tracking_id_3",</text:p>
            <text:p text:style-name="P107"><text:s text:c="10"/>"unique_tracking_id_4",</text:p>
            <text:p text:style-name="P107"><text:s text:c="10"/>"unique_tracking_id_5"</text:p>
            <text:p text:style-name="P107"><text:s text:c="8"/>]</text:p>
            <text:p text:style-name="P107"><text:s text:c="6"/>}</text:p>
            <text:p text:style-name="P107"><text:s text:c="4"/>]</text:p>
            <text:p text:style-name="P107"><text:s text:c="2"/>}</text:p>
          </table:table-cell>
        </table:table-row>
        <table:table-row>
          <table:table-cell table:style-name="Table1.A2" office:value-type="string">
            <text:p text:style-name="P69">Notes</text:p>
          </table:table-cell>
          <table:table-cell table:style-name="Table1.B2" office:value-type="string">
            <text:p text:style-name="P72">The response of submission will be <text:span text:style-name="T31">a list of </text:span>unique <text:span text:style-name="T32">tracking ids,</text:span> <text:span text:style-name="T31">each tracking id corresponds to a single receiver and the order of tokens will be same as list of receivers specified in the request json.</text:span></text:p>
          </table:table-cell>
        </table:table-row>
      </table:table>
      <text:p text:style-name="P23"/>
      <text:h text:style-name="P151" text:outline-level="2"><text:bookmark-start text:name="__RefHeading__119_1603272880"/>Get <text:span text:style-name="T27">Single SMS</text:span> Status<text:bookmark-end text:name="__RefHeading__119_1603272880"/></text:h>
      <text:p text:style-name="P15">Every sms submitted to <text:span text:style-name="T126">P</text:span>ortea <text:span text:style-name="T126">SMS </text:span>engine will have a unique tracking id, use this <text:span text:style-name="T103">tracking </text:span>id to get submitted sms status. </text:p>
      <text:p text:style-name="P5"/>
      <table:table table:name="Table3" table:style-name="Table3">
        <table:table-column table:style-name="Table3.A"/>
        <table:table-column table:style-name="Table3.B"/>
        <table:table-row>
          <table:table-cell table:style-name="Table3.A1" office:value-type="string">
            <text:p text:style-name="P53">URL</text:p>
          </table:table-cell>
          <table:table-cell table:style-name="Table3.B1" office:value-type="string">
            <text:p text:style-name="P54">http://&lt;ip&gt;:&lt;port&gt;<text:span text:style-name="T26">/smsen/rapi/</text:span><text:bookmark-start text:name="__DdeLink__874_1828187871"/><text:span text:style-name="T26">sms/{trackingId}</text:span><text:bookmark-end text:name="__DdeLink__874_1828187871"/><text:span text:style-name="T26">/status</text:span></text:p>
          </table:table-cell>
        </table:table-row>
        <table:table-row>
          <table:table-cell table:style-name="Table3.A2" office:value-type="string">
            <text:p text:style-name="P60">HTTP <text:span text:style-name="T6">Method</text:span></text:p>
          </table:table-cell>
          <table:table-cell table:style-name="Table3.B2" office:value-type="string">
            <text:p text:style-name="P71">GET</text:p>
          </table:table-cell>
        </table:table-row>
        <table:table-row>
          <table:table-cell table:style-name="Table3.A2" office:value-type="string">
            <text:p text:style-name="P53"><text:span text:style-name="T142">Request </text:span>JSON</text:p>
          </table:table-cell>
          <table:table-cell table:style-name="Table3.B2" office:value-type="string">
            <text:p text:style-name="P74">NA</text:p>
          </table:table-cell>
        </table:table-row>
        <table:table-row>
          <table:table-cell table:style-name="Table3.A2" office:value-type="string">
            <text:p text:style-name="P68">Notes</text:p>
          </table:table-cell>
          <table:table-cell table:style-name="Table3.B2" office:value-type="string">
            <text:p text:style-name="P73"><text:span text:style-name="T127">Following are the possible status responses</text:span>:</text:p>
            <text:list xml:id="list7808619128697714897" text:style-name="L2">
              <text:list-item>
                <text:p text:style-name="P163">DELIVERED</text:p>
              </text:list-item>
              <text:list-item>
                <text:p text:style-name="P163">PENDING</text:p>
              </text:list-item>
              <text:list-item>
                <text:p text:style-name="P163">FAILURE</text:p>
              </text:list-item>
            </text:list>
          </table:table-cell>
        </table:table-row>
        <table:table-row>
          <table:table-cell table:style-name="Table3.A2" office:value-type="string">
            <text:p text:style-name="P53">Success Response</text:p>
          </table:table-cell>
          <table:table-cell table:style-name="Table3.B2" office:value-type="string">
            <text:p text:style-name="P57">Status 200 OK<text:span text:style-name="T96">:</text:span></text:p>
            <text:p text:style-name="P107">{</text:p>
            <text:p text:style-name="P107"><text:s text:c="4"/>"status":"DELIVERED",</text:p>
            <text:p text:style-name="P107"><text:s text:c="4"/>"<text:bookmark-start text:name="__DdeLink__876_1828187871"/>reason<text:bookmark-end text:name="__DdeLink__876_1828187871"/>":"successfully delivered"</text:p>
            <text:p text:style-name="P107">}</text:p>
          </table:table-cell>
        </table:table-row>
      </table:table>
      <text:p text:style-name="P5"/>
      <text:p text:style-name="P4"/>
      <text:h text:style-name="P148" text:outline-level="2"><text:bookmark-start text:name="__RefHeading__123_1603272880"/>Get <text:span text:style-name="T118">Lot</text:span> Status<text:bookmark-end text:name="__RefHeading__123_1603272880"/></text:h>
      <text:p text:style-name="P22"><text:span text:style-name="T26">To g</text:span>et the current status of a submitted <text:span text:style-name="T28">lot</text:span>, <text:span text:style-name="T26">specify</text:span> <text:span text:style-name="T29">lot</text:span> id <text:span text:style-name="T22">that was sent as a response after submitting sms.</text:span></text:p>
      <text:p text:style-name="P19"/>
      <table:table table:name="Table4" table:style-name="Table4">
        <table:table-column table:style-name="Table4.A"/>
        <table:table-column table:style-name="Table4.B"/>
        <table:table-row>
          <table:table-cell table:style-name="Table4.A1" office:value-type="string">
            <text:p text:style-name="P53">URL</text:p>
          </table:table-cell>
          <table:table-cell table:style-name="Table4.B1" office:value-type="string">
            <text:p text:style-name="P54">http://&lt;ip&gt;:&lt;port&gt;/<text:span text:style-name="T33">smsen/</text:span>rapi/<text:span text:style-name="T30">lot/{lotId}/status</text:span></text:p>
          </table:table-cell>
        </table:table-row>
        <table:table-row>
          <table:table-cell table:style-name="Table4.A2" office:value-type="string">
            <text:p text:style-name="P60">HTTP <text:span text:style-name="T6">Method</text:span></text:p>
          </table:table-cell>
          <table:table-cell table:style-name="Table4.B2" office:value-type="string">
            <text:p text:style-name="P60">GET</text:p>
          </table:table-cell>
        </table:table-row>
        <table:table-row>
          <table:table-cell table:style-name="Table4.A2" office:value-type="string">
            <text:p text:style-name="P53"><text:span text:style-name="T143">Request </text:span>JSON</text:p>
          </table:table-cell>
          <table:table-cell table:style-name="Table4.B2" office:value-type="string">
            <text:p text:style-name="P75">NA<text:tab/></text:p>
          </table:table-cell>
        </table:table-row>
        <table:table-row>
          <table:table-cell table:style-name="Table4.A2" office:value-type="string">
            <text:p text:style-name="P55">Success Response</text:p>
          </table:table-cell>
          <table:table-cell table:style-name="Table4.B2" office:value-type="string">
            <text:p text:style-name="P55">Status 200 OK </text:p>
            <text:p text:style-name="P109">{</text:p>
            <text:p text:style-name="P111"><text:s text:c="2"/><text:span text:style-name="T105">"delivered": delivered-count,</text:span></text:p>
            <text:p text:style-name="P122"><text:s text:c="2"/>"<text:bookmark-start text:name="__DdeLink__1874_1075102267"/><text:span text:style-name="T116">failed</text:span><text:bookmark-end text:name="__DdeLink__1874_1075102267"/>": <text:span text:style-name="T116">failed</text:span>-count,</text:p>
            <text:p text:style-name="P121"><text:s text:c="2"/>"pending": pending-count,</text:p>
            <text:p text:style-name="P121"><text:s text:c="2"/>"total": total-count,</text:p>
            <text:p text:style-name="P109">}</text:p>
          </table:table-cell>
        </table:table-row>
      </table:table>
      <text:p text:style-name="P24"/>
      <text:h text:style-name="P150" text:outline-level="2"><text:bookmark-start text:name="__RefHeading__3678_1988363795"/>Get Batch Status<text:bookmark-end text:name="__RefHeading__3678_1988363795"/></text:h>
      <text:p text:style-name="P16"/>
      <text:p text:style-name="P16">To get the current status of a submitted batch, specify batch id that was sent as a response after submitting sms.</text:p>
      <text:p text:style-name="P16"/>
      <text:p text:style-name="P20"/>
      <table:table table:name="Table5" table:style-name="Table5">
        <table:table-column table:style-name="Table5.A"/>
        <table:table-column table:style-name="Table5.B"/>
        <table:table-row>
          <table:table-cell table:style-name="Table5.A1" office:value-type="string">
            <text:p text:style-name="P56">URL</text:p>
          </table:table-cell>
          <table:table-cell table:style-name="Table5.B1" office:value-type="string">
            <text:p text:style-name="P56">http://&lt;ip&gt;:&lt;port&gt;/<text:span text:style-name="T33">smsen/</text:span>rapi<text:bookmark-start text:name="__DdeLink__878_1828187871"/>/<text:span text:style-name="T36">batch/{batchId}/status</text:span><text:bookmark-end text:name="__DdeLink__878_1828187871"/></text:p>
          </table:table-cell>
        </table:table-row>
        <table:table-row>
          <table:table-cell table:style-name="Table5.A2" office:value-type="string">
            <text:p text:style-name="P61">HTTP <text:span text:style-name="T6">Method</text:span></text:p>
          </table:table-cell>
          <table:table-cell table:style-name="Table5.B2" office:value-type="string">
            <text:p text:style-name="P61">GET</text:p>
          </table:table-cell>
        </table:table-row>
        <table:table-row>
          <table:table-cell table:style-name="Table5.A2" office:value-type="string">
            <text:p text:style-name="P56"><text:span text:style-name="T144">Request </text:span>JSON</text:p>
          </table:table-cell>
          <table:table-cell table:style-name="Table5.B2" office:value-type="string">
            <text:p text:style-name="P76">NA<text:tab/></text:p>
          </table:table-cell>
        </table:table-row>
        <table:table-row>
          <table:table-cell table:style-name="Table5.A2" office:value-type="string">
            <text:p text:style-name="P56">Success Response</text:p>
          </table:table-cell>
          <table:table-cell table:style-name="Table5.B2" office:value-type="string">
            <text:p text:style-name="P56">Status 200 OK </text:p>
            <text:p text:style-name="P110">{</text:p>
            <text:p text:style-name="P112"><text:s text:c="2"/><text:span text:style-name="T105">"delivered": delivered-count,</text:span></text:p>
            <text:p text:style-name="P123"><text:s text:c="2"/>"<text:span text:style-name="T116">failed</text:span>": <text:span text:style-name="T116">failed</text:span>-count,</text:p>
            <text:p text:style-name="P121"><text:s text:c="2"/>"pending": pending-count,</text:p>
            <text:p text:style-name="P121"><text:s text:c="2"/>"total": total-count,</text:p>
            <text:p text:style-name="P110">}</text:p>
          </table:table-cell>
        </table:table-row>
      </table:table>
      <text:p text:style-name="P17"/>
      <text:p text:style-name="P17"/>
      <text:h text:style-name="P149" text:outline-level="2"><text:bookmark-start text:name="__RefHeading__1776_1730747908"/>Get Batch <text:span text:style-name="T117">Failure Status</text:span><text:bookmark-end text:name="__RefHeading__1776_1730747908"/></text:h>
      <text:p text:style-name="P18"/>
      <text:p text:style-name="P18">To get the current <text:span text:style-name="T104">failure </text:span>status of a submitted batch, specify batch id that was sent as a response after submitting sms.</text:p>
      <text:p text:style-name="P18"/>
      <text:p text:style-name="P21"/>
      <table:table table:name="Table11" table:style-name="Table11">
        <table:table-column table:style-name="Table11.A"/>
        <table:table-column table:style-name="Table11.B"/>
        <table:table-row>
          <table:table-cell table:style-name="Table11.A1" office:value-type="string">
            <text:p text:style-name="P58">URL</text:p>
          </table:table-cell>
          <table:table-cell table:style-name="Table11.B1" office:value-type="string">
            <text:p text:style-name="P58">http://&lt;ip&gt;:&lt;port&gt;/<text:span text:style-name="T33">smsen/</text:span>rapi<text:bookmark-start text:name="__DdeLink__878_18281878711"/>/<text:span text:style-name="T36">batch/{batchId}/</text:span><text:bookmark-end text:name="__DdeLink__878_18281878711"/><text:span text:style-name="T36">failure</text:span></text:p>
          </table:table-cell>
        </table:table-row>
        <table:table-row>
          <table:table-cell table:style-name="Table11.A2" office:value-type="string">
            <text:p text:style-name="P62">HTTP <text:span text:style-name="T6">Method</text:span></text:p>
          </table:table-cell>
          <table:table-cell table:style-name="Table11.B2" office:value-type="string">
            <text:p text:style-name="P62">GET</text:p>
          </table:table-cell>
        </table:table-row>
        <table:table-row>
          <table:table-cell table:style-name="Table11.A2" office:value-type="string">
            <text:p text:style-name="P58"><text:span text:style-name="T145">Request </text:span>JSON</text:p>
          </table:table-cell>
          <table:table-cell table:style-name="Table11.B2" office:value-type="string">
            <text:p text:style-name="P77">NA<text:tab/></text:p>
          </table:table-cell>
        </table:table-row>
        <table:table-row>
          <table:table-cell table:style-name="Table11.A2" office:value-type="string">
            <text:p text:style-name="P58">Success Response</text:p>
          </table:table-cell>
          <table:table-cell table:style-name="Table11.B2" office:value-type="string">
            <text:p text:style-name="P58">Status 200 OK </text:p>
            <text:p text:style-name="P124">{</text:p>
            <text:p text:style-name="P125"><text:s text:c="3"/>"<text:span text:style-name="T119">total</text:span>": "<text:span text:style-name="T120">total-failure-count</text:span>"<text:span text:style-name="T120">,</text:span></text:p>
            <text:p text:style-name="P124"><text:s text:c="4"/>"smsFailures": [</text:p>
            <text:p text:style-name="P124"><text:s text:c="8"/>{</text:p>
            <text:p text:style-name="P124"><text:s text:c="8"/>"id": "tracking-id",</text:p>
            <text:p text:style-name="P124"><text:s text:c="8"/>"reason": "failure-reason"</text:p>
            <text:p text:style-name="P124"><text:s text:c="6"/>},</text:p>
            <text:p text:style-name="P124"><text:s text:c="6"/>{</text:p>
            <text:p text:style-name="P124"><text:s text:c="8"/>"id": "tracking-id",</text:p>
            <text:p text:style-name="P124"><text:s text:c="8"/>"reason": "failure-reason"</text:p>
            <text:p text:style-name="P124"><text:s text:c="6"/>}</text:p>
            <text:p text:style-name="P124"><text:s text:c="4"/>]</text:p>
            <text:p text:style-name="P124">}</text:p>
          </table:table-cell>
        </table:table-row>
      </table:table>
      <text:p text:style-name="P18"/>
      <text:h text:style-name="P158" text:outline-level="1"><text:bookmark-start text:name="__RefHeading__10568_912317766"/><text:soft-page-break/><text:span text:style-name="T14">E</text:span>rror <text:span text:style-name="T7">Codes</text:span><text:bookmark-end text:name="__RefHeading__10568_912317766"/></text:h>
      <text:p text:style-name="P50"><text:span text:style-name="T8">Below are the list of all possible Error Codes applicable </text:span><text:span text:style-name="T11">along with the Error Message.</text:span></text:p>
      <text:p text:style-name="P37"><text:span text:style-name="T10">W</text:span><text:span text:style-name="T9">hen an error is returned there are two headers that need to be considered in order to process the error </text:span></text:p>
      <text:p text:style-name="P38"><text:span text:style-name="T12">1) </text:span><text:span text:style-name="T41">X-</text:span><text:span text:style-name="T44">Commp</text:span><text:span text:style-name="T41">-Error – </text:span><text:span text:style-name="T45">This header gives the Error Code along with the Error phrase</text:span></text:p>
      <text:p text:style-name="P39"><text:span text:style-name="T46">2</text:span><text:span text:style-name="T47">) </text:span><text:span text:style-name="T42">X-</text:span><text:span text:style-name="T43">Commp</text:span><text:span text:style-name="T42">-Error-Detail</text:span><text:span text:style-name="T47"> – This header gives a parseable explanatory message. </text:span><text:span text:style-name="T51">In this message '::' separates tokens from the message. </text:span><text:span text:style-name="T52">Right-Hand-Side</text:span><text:span text:style-name="T51"> of '::' is delimited by '|' (pipe) character to parse tokens</text:span></text:p>
      <text:p text:style-name="P40">For e.g When the <text:span text:style-name="T90">message is left empty.</text:span></text:p>
      <text:p text:style-name="P35"><text:span text:style-name="T76"><text:s/></text:span><text:span text:style-name="T80">X-</text:span><text:span text:style-name="T81">Commp</text:span><text:span text:style-name="T80">-Error - </text:span><text:span text:style-name="T78">SMSE</text:span><text:span text:style-name="T79">00</text:span><text:span text:style-name="T77">1::Request is incomplete</text:span></text:p>
      <text:p text:style-name="P51"><text:span text:style-name="T53">X-</text:span><text:span text:style-name="T54">Commp</text:span><text:span text:style-name="T53">-Error-Detail <text:s/></text:span><text:span text:style-name="T55">- Parameter {0} is incomplete::{0}</text:span></text:p>
      <text:p text:style-name="P45">Parameter {0} is a fully qualified path to the parameter, an example of parameter is: lot[0].smsType <text:s/>this points to the smsType in the first message batch.</text:p>
      <text:h text:style-name="P153" text:outline-level="2"><text:bookmark-start text:name="__RefHeading__10041_1603272880"/><text:span text:style-name="T40">SMSE0</text:span>01 - INCOMPLETE_REQUEST<text:bookmark-end text:name="__RefHeading__10041_1603272880"/></text:h>
      <table:table table:name="Table2" table:style-name="Table2">
        <table:table-column table:style-name="Table2.A"/>
        <table:table-column table:style-name="Table2.B"/>
        <table:table-row>
          <table:table-cell table:style-name="Table2.A1" office:value-type="string">
            <text:p text:style-name="P89">Error Code</text:p>
          </table:table-cell>
          <table:table-cell table:style-name="Table2.B1" office:value-type="string">
            <text:p text:style-name="P33"><text:span text:style-name="T68">SMSE</text:span><text:span text:style-name="T72">0</text:span><text:span text:style-name="T64">0</text:span><text:span text:style-name="T67">1</text:span></text:p>
          </table:table-cell>
        </table:table-row>
        <table:table-row>
          <table:table-cell table:style-name="Table2.A2" office:value-type="string">
            <text:p text:style-name="P89">Message format</text:p>
          </table:table-cell>
          <table:table-cell table:style-name="Table2.B2" office:value-type="string">
            <text:p text:style-name="P130">Parameter {0} is incomplete::{0}</text:p>
          </table:table-cell>
        </table:table-row>
        <table:table-row>
          <table:table-cell table:style-name="Table2.A2" office:value-type="string">
            <text:p text:style-name="P89">Message token<text:span text:style-name="T147">s</text:span></text:p>
          </table:table-cell>
          <table:table-cell table:style-name="Table2.B2" office:value-type="string">
            <text:p text:style-name="P90">{0} : <text:s/><text:span text:style-name="T58">Incomplete Parameter</text:span></text:p>
          </table:table-cell>
        </table:table-row>
        <table:table-row>
          <table:table-cell table:style-name="Table2.A2" office:value-type="string">
            <text:p text:style-name="P96">Example Request </text:p>
            <text:p text:style-name="P96">Json</text:p>
          </table:table-cell>
          <table:table-cell table:style-name="Table2.B2" office:value-type="string">
            <text:p text:style-name="P120">{</text:p>
            <text:p text:style-name="P120"><text:s text:c="4"/>"senderName": "NCLS",</text:p>
            <text:p text:style-name="P120"><text:s text:c="4"/>"key": "secret-key",</text:p>
            <text:p text:style-name="P120"><text:s text:c="4"/>"lot": </text:p>
            <text:p text:style-name="P120"><text:s text:c="11"/>[</text:p>
            <text:p text:style-name="P120"><text:s text:c="14"/>{</text:p>
            <text:p text:style-name="P120"><text:s text:c="16"/>"messages": [</text:p>
            <text:p text:style-name="P120"><text:s text:c="18"/>{</text:p>
            <text:p text:style-name="P120"><text:s text:c="20"/>"receivers": [</text:p>
            <text:p text:style-name="P120"><text:s text:c="22"/>"1"</text:p>
            <text:p text:style-name="P120"><text:s text:c="20"/>],</text:p>
            <text:p text:style-name="P120"><text:s text:c="20"/>"text": "msg.."</text:p>
            <text:p text:style-name="P120"><text:s text:c="18"/>},</text:p>
            <text:p text:style-name="P120"><text:s text:c="18"/>{</text:p>
            <text:p text:style-name="P120"><text:s text:c="20"/>"receivers": [</text:p>
            <text:p text:style-name="P120"><text:s text:c="22"/>"1",</text:p>
            <text:p text:style-name="P120"><text:s text:c="22"/>"1"</text:p>
            <text:p text:style-name="P120"><text:s text:c="20"/>]</text:p>
            <text:p text:style-name="P120"><text:s text:c="18"/>}</text:p>
            <text:p text:style-name="P120"><text:s text:c="16"/>],</text:p>
            <text:p text:style-name="P120"><text:s text:c="16"/>"scheduledTime": 1948442771000,</text:p>
            <text:p text:style-name="P120"><text:s text:c="16"/>"receiverType": "patient",</text:p>
            <text:p text:style-name="P120"><text:s text:c="16"/>"smsType": "DummySmsType1",</text:p>
            <text:p text:style-name="P120"><text:s text:c="16"/>"sendBefore": 1948442771000</text:p>
            <text:p text:style-name="P120"><text:s text:c="14"/>}</text:p>
            <text:p text:style-name="P120"><text:s text:c="7"/>]</text:p>
            <text:p text:style-name="P120">}</text:p>
          </table:table-cell>
        </table:table-row>
        <table:table-row>
          <table:table-cell table:style-name="Table2.A2" office:value-type="string">
            <text:p text:style-name="P97"><text:span text:style-name="T114">Error </text:span>Response</text:p>
          </table:table-cell>
          <table:table-cell table:style-name="Table2.B2" office:value-type="string">
            <text:p text:style-name="P133">Parameter <text:span text:style-name="T98">lot[0].messages[1].text</text:span> is incomplete::<text:span text:style-name="T98">lot[0].messages[1].text</text:span></text:p>
          </table:table-cell>
        </table:table-row>
      </table:table>
      <text:p text:style-name="P41"/>
      <text:p text:style-name="P41"/>
      <text:h text:style-name="P155" text:outline-level="2"><text:bookmark-start text:name="__RefHeading__10570_912317766"/><text:span text:style-name="T50">SMSE0</text:span><text:span text:style-name="T129">02 - <text:s/>INVALID_REQUEST</text:span><text:bookmark-end text:name="__RefHeading__10570_912317766"/></text:h>
      <table:table table:name="Table6" table:style-name="Table6">
        <table:table-column table:style-name="Table6.A"/>
        <table:table-column table:style-name="Table6.B"/>
        <table:table-row>
          <table:table-cell table:style-name="Table6.A1" office:value-type="string">
            <text:p text:style-name="P90">Error Code</text:p>
          </table:table-cell>
          <table:table-cell table:style-name="Table6.B1" office:value-type="string">
            <text:p text:style-name="P32"><text:span text:style-name="T68">SMSE</text:span><text:span text:style-name="T71">0</text:span><text:span text:style-name="T64">0</text:span><text:span text:style-name="T65">2</text:span></text:p>
          </table:table-cell>
        </table:table-row>
        <table:table-row>
          <table:table-cell table:style-name="Table6.A2" office:value-type="string">
            <text:p text:style-name="P90">Message format</text:p>
          </table:table-cell>
          <table:table-cell table:style-name="Table6.B2" office:value-type="string">
            <text:p text:style-name="P131">The given value {0} for the parameter {1} is invalid::{1}|{0}</text:p>
          </table:table-cell>
        </table:table-row>
        <table:table-row>
          <table:table-cell table:style-name="Table6.A2" office:value-type="string">
            <text:p text:style-name="P90">Message tokens</text:p>
          </table:table-cell>
          <table:table-cell table:style-name="Table6.B2" office:value-type="string">
            <text:p text:style-name="P90">{0} : <text:span text:style-name="T91">parameter value</text:span></text:p>
            <text:p text:style-name="P113">{1} : parameter</text:p>
          </table:table-cell>
        </table:table-row>
        <table:table-row>
          <table:table-cell table:style-name="Table6.A2" office:value-type="string">
            <text:p text:style-name="P98">Example request Json</text:p>
          </table:table-cell>
          <table:table-cell table:style-name="Table6.B2" office:value-type="string">
            <text:p text:style-name="P98">{</text:p>
            <text:p text:style-name="P98"><text:s text:c="4"/>"senderName": "NCLS",</text:p>
            <text:p text:style-name="P98"><text:s text:c="4"/>"key": "secret-key",</text:p>
            <text:p text:style-name="P98"><text:s text:c="4"/>"lot": </text:p>
            <text:p text:style-name="P98"><text:s text:c="11"/>[</text:p>
            <text:p text:style-name="P98"><text:s text:c="14"/>{</text:p>
            <text:p text:style-name="P98"><text:s text:c="16"/>"messages": [</text:p>
            <text:p text:style-name="P98"><text:s text:c="18"/>{</text:p>
            <text:p text:style-name="P98"><text:s text:c="20"/>"receivers": [</text:p>
            <text:p text:style-name="P98"><text:s text:c="22"/>"121<text:span text:style-name="T102">112</text:span>"</text:p>
            <text:p text:style-name="P98"><text:s text:c="20"/>],</text:p>
            <text:p text:style-name="P98"><text:s text:c="20"/>"text": "msg.."</text:p>
            <text:p text:style-name="P98"><text:s text:c="18"/>},</text:p>
            <text:p text:style-name="P98"><text:s text:c="18"/>{</text:p>
            <text:p text:style-name="P98"><text:s text:c="20"/>"receivers": [</text:p>
            <text:p text:style-name="P98"><text:s text:c="22"/>"1",</text:p>
            <text:p text:style-name="P98"><text:s text:c="22"/>"1"</text:p>
            <text:p text:style-name="P98"><text:s text:c="20"/>],</text:p>
            <text:p text:style-name="P98"><text:s text:c="20"/>"text": "msg.."</text:p>
            <text:p text:style-name="P98"><text:s text:c="18"/>}</text:p>
            <text:p text:style-name="P98"><text:s text:c="16"/>],</text:p>
            <text:p text:style-name="P98"><text:s text:c="16"/>"scheduledTime": 1948442771000,</text:p>
            <text:p text:style-name="P98"><text:s text:c="16"/>"receiverType": "patient",</text:p>
            <text:p text:style-name="P98"><text:s text:c="16"/>"smsType": "<text:span text:style-name="T128">Regular</text:span>",</text:p>
            <text:p text:style-name="P98"><text:s text:c="16"/>"sendBefore": 1948442771000</text:p>
            <text:p text:style-name="P98"><text:s text:c="14"/>}</text:p>
            <text:p text:style-name="P98"><text:s text:c="12"/>]</text:p>
            <text:p text:style-name="P98">}</text:p>
          </table:table-cell>
        </table:table-row>
        <table:table-row>
          <table:table-cell table:style-name="Table6.A2" office:value-type="string">
            <text:p text:style-name="P98"><text:span text:style-name="T113">Error </text:span>Response</text:p>
          </table:table-cell>
          <table:table-cell table:style-name="Table6.B2" office:value-type="string">
            <text:p text:style-name="P44">The given value <text:span text:style-name="T99">121</text:span><text:span text:style-name="T100">112</text:span> for the parameter <text:span text:style-name="T98">lot[0].messages[0].receivers[0]</text:span> is invalid::<text:span text:style-name="T98">lot[0].messages[0].receivers[0]|</text:span><text:span text:style-name="T99">121</text:span><text:span text:style-name="T100">112</text:span></text:p>
          </table:table-cell>
        </table:table-row>
        <table:table-row>
          <table:table-cell table:style-name="Table6.A2" office:value-type="string">
            <text:p text:style-name="P105">Note</text:p>
          </table:table-cell>
          <table:table-cell table:style-name="Table6.B2" office:value-type="string">
            <text:p text:style-name="Standard">In this example patient id <text:span text:style-name="T101">121</text:span>112 is <text:span text:style-name="T102">not a registered id.</text:span></text:p>
          </table:table-cell>
        </table:table-row>
      </table:table>
      <text:p text:style-name="P42"/>
      <text:h text:style-name="P155" text:outline-level="2"><text:bookmark-start text:name="__RefHeading__10572_912317766"/><text:span text:style-name="T50">SMSE0</text:span><text:span text:style-name="T129">03 - INVALID_USER_NAME</text:span><text:bookmark-end text:name="__RefHeading__10572_912317766"/></text:h>
      <table:table table:name="Table7" table:style-name="Table7">
        <table:table-column table:style-name="Table7.A"/>
        <table:table-column table:style-name="Table7.B"/>
        <table:table-row>
          <table:table-cell table:style-name="Table7.A1" office:value-type="string">
            <text:p text:style-name="P90">Error Code</text:p>
          </table:table-cell>
          <table:table-cell table:style-name="Table7.B1" office:value-type="string">
            <text:p text:style-name="P31"><text:span text:style-name="T68">SMSE</text:span><text:span text:style-name="T70">0</text:span><text:span text:style-name="T64">0</text:span><text:span text:style-name="T65">3</text:span></text:p>
          </table:table-cell>
        </table:table-row>
        <table:table-row>
          <table:table-cell table:style-name="Table7.A2" office:value-type="string">
            <text:p text:style-name="P90">Message format</text:p>
          </table:table-cell>
          <table:table-cell table:style-name="Table7.B2" office:value-type="string">
            <text:p text:style-name="P131">Username {0} is not recognized::{0}</text:p>
          </table:table-cell>
        </table:table-row>
        <table:table-row>
          <table:table-cell table:style-name="Table7.A2" office:value-type="string">
            <text:p text:style-name="P90">Message tokens</text:p>
          </table:table-cell>
          <table:table-cell table:style-name="Table7.B2" office:value-type="string">
            <text:p text:style-name="P90">{0} : <text:span text:style-name="T57">username</text:span></text:p>
          </table:table-cell>
        </table:table-row>
        <table:table-row>
          <table:table-cell table:style-name="Table7.A2" office:value-type="string">
            <text:p text:style-name="P98">Example request Json</text:p>
          </table:table-cell>
          <table:table-cell table:style-name="Table7.B2" office:value-type="string">
            <text:p text:style-name="P98">{</text:p>
            <text:p text:style-name="P98"><text:s text:c="4"/>"senderName": "tester",</text:p>
            <text:p text:style-name="P98"><text:s text:c="4"/>"key": "secret-key",</text:p>
            <text:p text:style-name="P98"><text:s text:c="4"/>"lot": </text:p>
            <text:p text:style-name="P98"><text:s text:c="11"/>[</text:p>
            <text:p text:style-name="P98"><text:s text:c="14"/>{</text:p>
            <text:p text:style-name="P98"><text:s text:c="16"/>"messages": [</text:p>
            <text:p text:style-name="P98"><text:s text:c="18"/>{</text:p>
            <text:p text:style-name="P98"><text:s text:c="20"/>"receivers": [</text:p>
            <text:p text:style-name="P98"><text:s text:c="22"/>"1"</text:p>
            <text:p text:style-name="P98"><text:s text:c="20"/>],</text:p>
            <text:p text:style-name="P98"><text:s text:c="20"/>"text": "msg.."</text:p>
            <text:p text:style-name="P98"><text:s text:c="18"/>},</text:p>
            <text:p text:style-name="P98"><text:s text:c="18"/>{</text:p>
            <text:p text:style-name="P98"><text:s text:c="20"/>"receivers": [</text:p>
            <text:p text:style-name="P98"><text:s text:c="22"/>"1",</text:p>
            <text:p text:style-name="P98"><text:s text:c="22"/>"1"</text:p>
            <text:p text:style-name="P98"><text:s text:c="20"/>],</text:p>
            <text:p text:style-name="P98"><text:s text:c="20"/>"text": "msg.."</text:p>
            <text:p text:style-name="P98"><text:s text:c="18"/>}</text:p>
            <text:p text:style-name="P98"><text:s text:c="16"/>],</text:p>
            <text:p text:style-name="P98"><text:s text:c="16"/>"scheduledTime": 1948442771000,</text:p>
            <text:p text:style-name="P98"><text:s text:c="16"/>"receiverType": "patient",</text:p>
            <text:p text:style-name="P98"><text:s text:c="16"/>"smsType": "DummySmsType1",</text:p>
            <text:p text:style-name="P98"><text:s text:c="16"/>"sendBefore": 1948442771000</text:p>
            <text:p text:style-name="P98"><text:s text:c="14"/>}</text:p>
            <text:p text:style-name="P98"><text:s text:c="12"/>]</text:p>
            <text:p text:style-name="P98">}</text:p>
          </table:table-cell>
        </table:table-row>
        <table:table-row>
          <table:table-cell table:style-name="Table7.A2" office:value-type="string">
            <text:p text:style-name="P100"><text:span text:style-name="T112">Error </text:span>Response</text:p>
          </table:table-cell>
          <table:table-cell table:style-name="Table7.B2" office:value-type="string">
            <text:p text:style-name="P43">Username <text:span text:style-name="T99">tester</text:span> is not recognized::<text:span text:style-name="T99">tester</text:span></text:p>
          </table:table-cell>
        </table:table-row>
        <table:table-row>
          <table:table-cell table:style-name="Table7.A2" office:value-type="string">
            <text:p text:style-name="P104">Note</text:p>
          </table:table-cell>
          <table:table-cell table:style-name="Table7.B2" office:value-type="string">
            <text:p text:style-name="P114">In this example tester is not a registered username.</text:p>
          </table:table-cell>
        </table:table-row>
      </table:table>
      <text:p text:style-name="P42"/>
      <text:p text:style-name="P42"/>
      <text:p text:style-name="P42"/>
      <text:p text:style-name="P42"/>
      <text:h text:style-name="P155" text:outline-level="2"><text:bookmark-start text:name="__RefHeading__10574_912317766"/><text:span text:style-name="T50">SMSE0</text:span><text:span text:style-name="T129">04 – INVALID_CREDENTIALS</text:span><text:bookmark-end text:name="__RefHeading__10574_912317766"/></text:h>
      <table:table table:name="Table8" table:style-name="Table8">
        <table:table-column table:style-name="Table8.A"/>
        <table:table-column table:style-name="Table8.B"/>
        <table:table-row>
          <table:table-cell table:style-name="Table8.A1" office:value-type="string">
            <text:p text:style-name="P91">Error Code</text:p>
          </table:table-cell>
          <table:table-cell table:style-name="Table8.B1" office:value-type="string">
            <text:p text:style-name="P30"><text:span text:style-name="T68">SMSE</text:span><text:span text:style-name="T69">0</text:span><text:span text:style-name="T64">0</text:span><text:span text:style-name="T66">4</text:span></text:p>
          </table:table-cell>
        </table:table-row>
        <table:table-row>
          <table:table-cell table:style-name="Table8.A2" office:value-type="string">
            <text:p text:style-name="P91">Message format</text:p>
          </table:table-cell>
          <table:table-cell table:style-name="Table8.B2" office:value-type="string">
            <text:p text:style-name="P127"><text:span text:style-name="T82">The </text:span><text:span text:style-name="T63">user</text:span><text:span text:style-name="T82">name {0} and key provided do n</text:span><text:span text:style-name="T83">o</text:span><text:span text:style-name="T82">t match::{0}</text:span></text:p>
          </table:table-cell>
        </table:table-row>
        <table:table-row>
          <table:table-cell table:style-name="Table8.A2" office:value-type="string">
            <text:p text:style-name="P91">Message tokens</text:p>
          </table:table-cell>
          <table:table-cell table:style-name="Table8.B2" office:value-type="string">
            <text:p text:style-name="P91">{0} : <text:span text:style-name="T57">username</text:span></text:p>
          </table:table-cell>
        </table:table-row>
        <table:table-row>
          <table:table-cell table:style-name="Table8.A2" office:value-type="string">
            <text:p text:style-name="P98">Example request Json</text:p>
          </table:table-cell>
          <table:table-cell table:style-name="Table8.B2" office:value-type="string">
            <text:p text:style-name="P98">{</text:p>
            <text:p text:style-name="P98"><text:s text:c="4"/>"senderName": "NCLS",</text:p>
            <text:p text:style-name="P98"><text:s text:c="4"/>"key": "wrong-key",</text:p>
            <text:p text:style-name="P98"><text:s text:c="4"/>"lot": </text:p>
            <text:p text:style-name="P98"><text:s text:c="11"/>[</text:p>
            <text:p text:style-name="P98"><text:s text:c="14"/>{</text:p>
            <text:p text:style-name="P98"><text:s text:c="16"/>"messages": [</text:p>
            <text:p text:style-name="P98"><text:s text:c="18"/>{</text:p>
            <text:p text:style-name="P98"><text:s text:c="20"/>"receivers": [</text:p>
            <text:p text:style-name="P98"><text:s text:c="22"/>"1"</text:p>
            <text:p text:style-name="P98"><text:s text:c="20"/>],</text:p>
            <text:p text:style-name="P98"><text:s text:c="20"/>"text": "msg.."</text:p>
            <text:p text:style-name="P98"><text:s text:c="18"/>},</text:p>
            <text:p text:style-name="P98"><text:s text:c="18"/>{</text:p>
            <text:p text:style-name="P98"><text:s text:c="20"/>"receivers": [</text:p>
            <text:p text:style-name="P98"><text:s text:c="22"/>"1",</text:p>
            <text:p text:style-name="P98"><text:s text:c="22"/>"1"</text:p>
            <text:p text:style-name="P98"><text:s text:c="20"/>],</text:p>
            <text:p text:style-name="P98"><text:s text:c="20"/>"text": "msg.."</text:p>
            <text:p text:style-name="P98"><text:s text:c="18"/>}</text:p>
            <text:p text:style-name="P98"><text:s text:c="16"/>],</text:p>
            <text:p text:style-name="P98"><text:s text:c="16"/>"scheduledTime": 1948442771000,</text:p>
            <text:p text:style-name="P98"><text:s text:c="16"/>"receiverType": "patient",</text:p>
            <text:p text:style-name="P98"><text:s text:c="16"/>"smsType": "DummySmsType1",</text:p>
            <text:p text:style-name="P98"><text:s text:c="16"/>"sendBefore": 1948442771000</text:p>
            <text:p text:style-name="P98"><text:s text:c="14"/>}</text:p>
            <text:p text:style-name="P98"><text:s text:c="12"/>]</text:p>
            <text:p text:style-name="P98">}</text:p>
          </table:table-cell>
        </table:table-row>
        <table:table-row>
          <table:table-cell table:style-name="Table8.A2" office:value-type="string">
            <text:p text:style-name="P99"><text:span text:style-name="T112">Error </text:span>Response</text:p>
          </table:table-cell>
          <table:table-cell table:style-name="Table8.B2" office:value-type="string">
            <text:p text:style-name="P47">The username <text:span text:style-name="T99">NCLS</text:span> and key provided do not match::<text:span text:style-name="T99">NCLS</text:span></text:p>
          </table:table-cell>
        </table:table-row>
        <table:table-row>
          <table:table-cell table:style-name="Table8.A2" office:value-type="string">
            <text:p text:style-name="P103">Note</text:p>
          </table:table-cell>
          <table:table-cell table:style-name="Table8.B2" office:value-type="string">
            <text:p text:style-name="P119">In this example the key wrong-key is not a valid key.</text:p>
          </table:table-cell>
        </table:table-row>
      </table:table>
      <text:p text:style-name="P46"/>
      <text:p text:style-name="P46"/>
      <text:p text:style-name="P46"/>
      <text:p text:style-name="P46"/>
      <text:h text:style-name="P156" text:outline-level="2"><text:bookmark-start text:name="__RefHeading__10576_912317766"/><text:span text:style-name="T50">SMSE0</text:span><text:span text:style-name="T129">05 - MESSAGE_IS_EMPTY</text:span><text:bookmark-end text:name="__RefHeading__10576_912317766"/></text:h>
      <table:table table:name="Table9" table:style-name="Table9">
        <table:table-column table:style-name="Table9.A"/>
        <table:table-column table:style-name="Table9.B"/>
        <table:table-row>
          <table:table-cell table:style-name="Table9.A1" office:value-type="string">
            <text:p text:style-name="P92">Error Code</text:p>
          </table:table-cell>
          <table:table-cell table:style-name="Table9.B1" office:value-type="string">
            <text:p text:style-name="P29"><text:span text:style-name="T68">SMSE</text:span><text:span text:style-name="T73">0</text:span><text:span text:style-name="T64">0</text:span><text:span text:style-name="T67">5</text:span></text:p>
          </table:table-cell>
        </table:table-row>
        <table:table-row>
          <table:table-cell table:style-name="Table9.A2" office:value-type="string">
            <text:p text:style-name="P92">Message format</text:p>
          </table:table-cell>
          <table:table-cell table:style-name="Table9.B2" office:value-type="string">
            <text:p text:style-name="P128"><text:span text:style-name="T84">The</text:span><text:span text:style-name="T82"> message at {0} is empty::{0</text:span><text:span text:style-name="T63">}</text:span></text:p>
          </table:table-cell>
        </table:table-row>
        <table:table-row>
          <table:table-cell table:style-name="Table9.A2" office:value-type="string">
            <text:p text:style-name="P92">Message tokens</text:p>
          </table:table-cell>
          <table:table-cell table:style-name="Table9.B2" office:value-type="string">
            <text:p text:style-name="P92">{0} : <text:span text:style-name="T59">parameter</text:span></text:p>
          </table:table-cell>
        </table:table-row>
        <table:table-row>
          <table:table-cell table:style-name="Table9.A2" office:value-type="string">
            <text:p text:style-name="P98">Example request Json</text:p>
          </table:table-cell>
          <table:table-cell table:style-name="Table9.B2" office:value-type="string">
            <text:p text:style-name="P98">{</text:p>
            <text:p text:style-name="P98"><text:s text:c="4"/>"senderName": "NCLS",</text:p>
            <text:p text:style-name="P98"><text:s text:c="4"/>"key": "secret-key",</text:p>
            <text:p text:style-name="P98"><text:s text:c="4"/>"lot": </text:p>
            <text:p text:style-name="P98"><text:s text:c="11"/>[</text:p>
            <text:p text:style-name="P98"><text:s text:c="14"/>{</text:p>
            <text:p text:style-name="P98"><text:s text:c="16"/>"messages": [</text:p>
            <text:p text:style-name="P98"><text:s text:c="18"/>{</text:p>
            <text:p text:style-name="P98"><text:s text:c="20"/>"receivers": [</text:p>
            <text:p text:style-name="P98"><text:s text:c="22"/>"1"</text:p>
            <text:p text:style-name="P98"><text:s text:c="20"/>],</text:p>
            <text:p text:style-name="P98"><text:s text:c="20"/>"text": ""</text:p>
            <text:p text:style-name="P98"><text:s text:c="18"/>},</text:p>
            <text:p text:style-name="P98"><text:s text:c="18"/>{</text:p>
            <text:p text:style-name="P98"><text:s text:c="20"/>"receivers": [</text:p>
            <text:p text:style-name="P98"><text:s text:c="22"/>"1",</text:p>
            <text:p text:style-name="P98"><text:s text:c="22"/>"1"</text:p>
            <text:p text:style-name="P98"><text:s text:c="20"/>],</text:p>
            <text:p text:style-name="P98"><text:s text:c="20"/>"text": "msg.."</text:p>
            <text:p text:style-name="P98"><text:s text:c="18"/>}</text:p>
            <text:p text:style-name="P98"><text:s text:c="16"/>],</text:p>
            <text:p text:style-name="P98"><text:s text:c="16"/>"scheduledTime": 1948442771000,</text:p>
            <text:p text:style-name="P98"><text:s text:c="16"/>"receiverType": "patient",</text:p>
            <text:p text:style-name="P98"><text:s text:c="16"/>"smsType": "DummySmsType1",</text:p>
            <text:p text:style-name="P98"><text:s text:c="16"/>"sendBefore": 1948442771000</text:p>
            <text:p text:style-name="P98"><text:s text:c="14"/>}</text:p>
            <text:p text:style-name="P98"><text:s text:c="12"/>]</text:p>
            <text:p text:style-name="P98">}</text:p>
          </table:table-cell>
        </table:table-row>
        <table:table-row>
          <table:table-cell table:style-name="Table9.A2" office:value-type="string">
            <text:p text:style-name="P98"><text:span text:style-name="T111">Error </text:span>Response</text:p>
          </table:table-cell>
          <table:table-cell table:style-name="Table9.B2" office:value-type="string">
            <text:p text:style-name="P115"><text:span text:style-name="T108">The</text:span> message at <text:span text:style-name="T99">lot[0].messages[0].text</text:span> is empty::<text:span text:style-name="T99">lot[0].messages[0].text</text:span></text:p>
          </table:table-cell>
        </table:table-row>
      </table:table>
      <text:p text:style-name="P36"/>
      <text:p text:style-name="P36"/>
      <text:p text:style-name="P36"/>
      <text:h text:style-name="P152" text:outline-level="2"><text:bookmark-start text:name="__RefHeading__11770_912317766"/><text:span text:style-name="T48">SMSE</text:span><text:span text:style-name="T49">0</text:span>0<text:span text:style-name="T92">6</text:span> - <text:span text:style-name="T92">SMS_RECEIVED_EXCEEDS_UPPER_LIMIT</text:span><text:bookmark-end text:name="__RefHeading__11770_912317766"/></text:h>
      <table:table table:name="Table10" table:style-name="Table10">
        <table:table-column table:style-name="Table10.A"/>
        <table:table-column table:style-name="Table10.B"/>
        <table:table-row>
          <table:table-cell table:style-name="Table10.A1" office:value-type="string">
            <text:p text:style-name="P93">Error Code</text:p>
          </table:table-cell>
          <table:table-cell table:style-name="Table10.B1" office:value-type="string">
            <text:p text:style-name="P28"><text:span text:style-name="T68">SMSE</text:span><text:span text:style-name="T74">0</text:span><text:span text:style-name="T64">0</text:span><text:span text:style-name="T67">6</text:span></text:p>
          </table:table-cell>
        </table:table-row>
        <table:table-row>
          <table:table-cell table:style-name="Table10.A2" office:value-type="string">
            <text:p text:style-name="P93">Message format</text:p>
          </table:table-cell>
          <table:table-cell table:style-name="Table10.B2" office:value-type="string">
            <text:p text:style-name="P132"><text:span text:style-name="T109">R</text:span>eceived <text:span text:style-name="T109">sms count</text:span> {0} exceeds <text:span text:style-name="T109">the </text:span>upper limit {1}::{0}|{1}</text:p>
          </table:table-cell>
        </table:table-row>
        <table:table-row>
          <table:table-cell table:style-name="Table10.A2" office:value-type="string">
            <text:p text:style-name="P93">Message tokens</text:p>
          </table:table-cell>
          <table:table-cell table:style-name="Table10.B2" office:value-type="string">
            <text:p text:style-name="P93">{0} : <text:span text:style-name="T61">input size</text:span></text:p>
            <text:p text:style-name="P95"><text:span text:style-name="T60">{</text:span><text:span text:style-name="T56">1} : upper limit</text:span></text:p>
          </table:table-cell>
        </table:table-row>
        <table:table-row>
          <table:table-cell table:style-name="Table10.A2" office:value-type="string">
            <text:p text:style-name="P98">Example request Json</text:p>
          </table:table-cell>
          <table:table-cell table:style-name="Table10.B2" office:value-type="string">
            <text:p text:style-name="P98">{</text:p>
            <text:p text:style-name="P98"><text:s text:c="4"/>"senderName": "NCLS",</text:p>
            <text:p text:style-name="P98"><text:s text:c="4"/>"key": "secret-key",</text:p>
            <text:p text:style-name="P98"><text:s text:c="4"/>"lot": </text:p>
            <text:p text:style-name="P98"><text:s text:c="11"/>[</text:p>
            <text:p text:style-name="P98"><text:s text:c="14"/>{</text:p>
            <text:p text:style-name="P98"><text:s text:c="16"/>"messages": [</text:p>
            <text:p text:style-name="P98"><text:s text:c="18"/>{</text:p>
            <text:p text:style-name="P98"><text:s text:c="20"/>"receivers": [</text:p>
            <text:p text:style-name="P98"><text:s text:c="22"/>"1"</text:p>
            <text:p text:style-name="P98"><text:s text:c="20"/>],</text:p>
            <text:p text:style-name="P98"><text:s text:c="20"/>"text": "msg.."</text:p>
            <text:p text:style-name="P98"><text:s text:c="18"/>},</text:p>
            <text:p text:style-name="P98"><text:s text:c="18"/>{</text:p>
            <text:p text:style-name="P98"><text:s text:c="20"/>"receivers": [</text:p>
            <text:p text:style-name="P98"><text:s text:c="22"/>"1",</text:p>
            <text:p text:style-name="P98"><text:s text:c="22"/>"1"</text:p>
            <text:p text:style-name="P98"><text:s text:c="20"/>],</text:p>
            <text:p text:style-name="P98"><text:s text:c="20"/>"text": "msg.."</text:p>
            <text:p text:style-name="P98"><text:s text:c="18"/>}</text:p>
            <text:p text:style-name="P98"><text:s text:c="16"/>],</text:p>
            <text:p text:style-name="P98"><text:s text:c="16"/>"scheduledTime": 1948442771000,</text:p>
            <text:p text:style-name="P98"><text:s text:c="16"/>"receiverType": "patient",</text:p>
            <text:p text:style-name="P98"><text:s text:c="16"/>"smsType": "DummySmsType1",</text:p>
            <text:p text:style-name="P98"><text:s text:c="16"/>"sendBefore": 1948442771000</text:p>
            <text:p text:style-name="P98"><text:s text:c="14"/>}</text:p>
            <text:p text:style-name="P98"><text:s text:c="15"/>...</text:p>
            <text:p text:style-name="P98"><text:s text:c="12"/>]</text:p>
            <text:p text:style-name="P98">}</text:p>
          </table:table-cell>
        </table:table-row>
        <table:table-row>
          <table:table-cell table:style-name="Table10.A2" office:value-type="string">
            <text:p text:style-name="P98"><text:span text:style-name="T110">Error </text:span>Response</text:p>
          </table:table-cell>
          <table:table-cell table:style-name="Table10.B2" office:value-type="string">
            <text:p text:style-name="P116"><text:span text:style-name="T109">Received sms count</text:span> <text:span text:style-name="T99">2001</text:span> exceeds <text:span text:style-name="T109">the </text:span>upper limit <text:span text:style-name="T99">2000</text:span>::<text:span text:style-name="T99">2001|2000</text:span></text:p>
          </table:table-cell>
        </table:table-row>
        <table:table-row>
          <table:table-cell table:style-name="Table10.A2" office:value-type="string">
            <text:p text:style-name="P102">Note</text:p>
          </table:table-cell>
          <table:table-cell table:style-name="Table10.B2" office:value-type="string">
            <text:p text:style-name="P118">Assume example request json is sending 2001 sms.</text:p>
          </table:table-cell>
        </table:table-row>
      </table:table>
      <text:p text:style-name="P48"/>
      <text:h text:style-name="P154" text:outline-level="2"><text:bookmark-start text:name="__RefHeading__4214_1624121807"/><text:span text:style-name="T48">SMSE</text:span><text:span text:style-name="T49">0</text:span><text:span text:style-name="T130">0</text:span><text:span text:style-name="T137">7</text:span><text:span text:style-name="T130"> – </text:span><text:span text:style-name="T138">MESSAGE_LENGTH_EXCEEDS_UPPER_LIMIT</text:span><text:bookmark-end text:name="__RefHeading__4214_1624121807"/></text:h>
      <table:table table:name="Table13" table:style-name="Table13">
        <table:table-column table:style-name="Table13.A"/>
        <table:table-column table:style-name="Table13.B"/>
        <table:table-row>
          <table:table-cell table:style-name="Table13.A1" office:value-type="string">
            <text:p text:style-name="P94">Error Code</text:p>
          </table:table-cell>
          <table:table-cell table:style-name="Table13.B1" office:value-type="string">
            <text:p text:style-name="P34"><text:span text:style-name="T68">SMSE</text:span><text:span text:style-name="T73">0</text:span><text:span text:style-name="T64">0</text:span><text:span text:style-name="T75">7</text:span></text:p>
          </table:table-cell>
        </table:table-row>
        <table:table-row>
          <table:table-cell table:style-name="Table13.A2" office:value-type="string">
            <text:p text:style-name="P94">Message format</text:p>
          </table:table-cell>
          <table:table-cell table:style-name="Table13.B2" office:value-type="string">
            <text:p text:style-name="P129"><text:span text:style-name="T84">The</text:span><text:span text:style-name="T82"> </text:span><text:span text:style-name="T85">length </text:span><text:span text:style-name="T86">of </text:span><text:span text:style-name="T82">message at {0} </text:span><text:span text:style-name="T86">exceeds upper limit </text:span><text:span text:style-name="T88">of</text:span><text:span text:style-name="T86"> </text:span><text:span text:style-name="T87">{1} </text:span><text:span text:style-name="T88">char</text:span><text:span text:style-name="T89">a</text:span><text:span text:style-name="T88">cters</text:span><text:span text:style-name="T82">::{0</text:span><text:span text:style-name="T63">}</text:span><text:span text:style-name="T87">|{1}</text:span></text:p>
          </table:table-cell>
        </table:table-row>
        <table:table-row>
          <table:table-cell table:style-name="Table13.A2" office:value-type="string">
            <text:p text:style-name="P94">Message tokens</text:p>
          </table:table-cell>
          <table:table-cell table:style-name="Table13.B2" office:value-type="string">
            <text:p text:style-name="P94">{0} : <text:span text:style-name="T59">parameter</text:span></text:p>
            <text:p text:style-name="P106"><text:span text:style-name="T59">{</text:span><text:span text:style-name="T56">1} : Max </text:span><text:span text:style-name="T62">number of characters allowed in message text</text:span></text:p>
          </table:table-cell>
        </table:table-row>
        <table:table-row>
          <table:table-cell table:style-name="Table13.A2" office:value-type="string">
            <text:p text:style-name="P101">Example request Json</text:p>
          </table:table-cell>
          <table:table-cell table:style-name="Table13.B2" office:value-type="string">
            <text:p text:style-name="P101">{</text:p>
            <text:p text:style-name="P101"><text:s text:c="4"/>"senderName": "NCLS",</text:p>
            <text:p text:style-name="P101"><text:s text:c="4"/>"key": "secret-key",</text:p>
            <text:p text:style-name="P101"><text:s text:c="4"/>"lot": </text:p>
            <text:p text:style-name="P101"><text:s text:c="11"/>[</text:p>
            <text:p text:style-name="P101"><text:s text:c="14"/>{</text:p>
            <text:p text:style-name="P101"><text:s text:c="16"/>"messages": [</text:p>
            <text:p text:style-name="P101"><text:s text:c="18"/>{</text:p>
            <text:p text:style-name="P101"><text:s text:c="20"/>"receivers": [</text:p>
            <text:p text:style-name="P101"><text:s text:c="22"/>"1"</text:p>
            <text:p text:style-name="P101"><text:s text:c="20"/>],</text:p>
            <text:p text:style-name="P101"><text:s text:c="20"/>"text": "<text:span text:style-name="T139">Sample message ... (assume length longer than max)</text:span>"</text:p>
            <text:p text:style-name="P101"><text:s text:c="18"/>},</text:p>
            <text:p text:style-name="P101"><text:s text:c="18"/>{</text:p>
            <text:p text:style-name="P101"><text:s text:c="20"/>"receivers": [</text:p>
            <text:p text:style-name="P101"><text:s text:c="22"/>"1",</text:p>
            <text:p text:style-name="P101"><text:s text:c="22"/>"1"</text:p>
            <text:p text:style-name="P101"><text:s text:c="20"/>],</text:p>
            <text:p text:style-name="P101"><text:s text:c="20"/>"text": "msg.."</text:p>
            <text:p text:style-name="P101"><text:s text:c="18"/>}</text:p>
            <text:p text:style-name="P101"><text:s text:c="16"/>],</text:p>
            <text:p text:style-name="P101"><text:s text:c="16"/>"scheduledTime": 1948442771000,</text:p>
            <text:p text:style-name="P101"><text:s text:c="16"/>"receiverType": "patient",</text:p>
            <text:p text:style-name="P101"><text:s text:c="16"/>"smsType": "DummySmsType1",</text:p>
            <text:p text:style-name="P101"><text:s text:c="16"/>"sendBefore": 1948442771000</text:p>
            <text:p text:style-name="P101"><text:s text:c="14"/>}</text:p>
            <text:p text:style-name="P101"><text:s text:c="12"/>]</text:p>
            <text:p text:style-name="P101">}</text:p>
          </table:table-cell>
        </table:table-row>
        <table:table-row>
          <table:table-cell table:style-name="Table13.A2" office:value-type="string">
            <text:p text:style-name="P101"><text:span text:style-name="T111">Error </text:span>Response</text:p>
          </table:table-cell>
          <table:table-cell table:style-name="Table13.B2" office:value-type="string">
            <text:p text:style-name="P117"><text:span text:style-name="T108">The length of message at </text:span><text:span text:style-name="T99">lot[0].messages[0].text</text:span><text:span text:style-name="T108"> exceeds upper limit of 800 characters ::</text:span><text:span text:style-name="T99">lot[0].messages[0].text</text:span><text:span text:style-name="T108">|800</text:span></text:p>
          </table:table-cell>
        </table:table-row>
      </table:table>
      <text:p text:style-name="P146"/>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485ede" officeooo:paragraph-rsid="02485ede"/>
    </style:style>
    <style:style style:name="MP2" style:family="paragraph" style:parent-style-name="Header">
      <style:text-properties officeooo:rsid="024452ff" officeooo:paragraph-rsid="024452ff"/>
    </style:style>
    <style:style style:name="MP3" style:family="paragraph" style:parent-style-name="Footer">
      <style:text-properties fo:font-size="10pt" officeooo:rsid="001f5ab2" officeooo:paragraph-rsid="0071f2eb" style:font-size-asian="10pt" style:font-size-complex="10pt"/>
    </style:style>
    <style:style style:name="MT1" style:family="text">
      <style:text-properties officeooo:rsid="025b4c9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ortea SMS Engine – REST API Specification <text:span text:style-name="MT1">v0.2</text:span></text:p>
      </style:header>
      <style:header-first>
        <text:p text:style-name="MP2"/>
      </style:header-first>
      <style:footer>
        <text:p text:style-name="MP3">Copyright (c) 2015, Portea Medical<text:tab/><text:tab/><text:page-number text:select-page="current">14</text:page-number>/<text:page-count>16</text:page-count></text:p>
      </style:footer>
      <style:footer-first>
        <text:p text:style-name="MP3">Copyright (c) 2015, Portea Medical</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1T17:24:40.219317326</meta:creation-date>
    <dc:date>2016-02-25T12:06:42.813262142</dc:date>
    <meta:editing-duration>P5DT43M35S</meta:editing-duration>
    <meta:editing-cycles>575</meta:editing-cycles>
    <meta:generator>LibreOffice/4.2.8.2$Linux_X86_64 LibreOffice_project/420m0$Build-2</meta:generator>
    <meta:document-statistic meta:table-count="13" meta:image-count="0" meta:object-count="0" meta:page-count="16" meta:paragraph-count="488" meta:word-count="1676" meta:character-count="14336" meta:non-whitespace-character-count="9669"/>
  </office:meta>
</office:document-meta>
</file>